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A700000AA6FFCB991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text-properties style:font-name="Linux Libertine Display G" fo:language="en" fo:country="US"/>
    </style:style>
    <style:style style:name="P11" style:family="paragraph" style:parent-style-name="Table_20_Contents" style:list-style-name="L82">
      <style:text-properties style:font-name="Linux Libertine Display G" fo:language="en" fo:country="US"/>
    </style:style>
    <style:style style:name="P12" style:family="paragraph" style:parent-style-name="Table_20_Contents">
      <style:paragraph-properties fo:text-align="start" style:justify-single-word="false"/>
      <style:text-properties style:font-name="Linux Libertine Display G" fo:language="en" fo:country="US"/>
    </style:style>
    <style:style style:name="P13" style:family="paragraph" style:parent-style-name="Table_20_Contents">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5"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6"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7"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18" style:family="paragraph" style:parent-style-name="Table_20_Contents">
      <style:text-properties fo:color="#000000" style:font-name="Linux Libertine Display G" fo:language="en" fo:country="US"/>
    </style:style>
    <style:style style:name="P19" style:family="paragraph" style:parent-style-name="Table_20_Contents">
      <style:paragraph-properties fo:text-align="center" style:justify-single-word="false"/>
      <style:text-properties fo:color="#000000" style:font-name="Linux Libertine Display G" fo:language="en" fo:country="US"/>
    </style:style>
    <style:style style:name="P20"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1" style:family="paragraph" style:parent-style-name="Table_20_Contents">
      <style:text-properties fo:color="#cc0000" style:font-name="Linux Libertine Display G" fo:language="en" fo:country="US"/>
    </style:style>
    <style:style style:name="P22"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3"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4" style:family="paragraph" style:parent-style-name="Table_20_Contents">
      <style:text-properties fo:color="#0000cc" style:font-name="Linux Libertine Display G" fo:language="en" fo:country="US"/>
    </style:style>
    <style:style style:name="P25" style:family="paragraph" style:parent-style-name="Table_20_Contents">
      <style:paragraph-properties fo:text-align="center" style:justify-single-word="false"/>
      <style:text-properties fo:color="#0000cc" style:font-name="Linux Libertine Display G" fo:language="en" fo:country="US"/>
    </style:style>
    <style:style style:name="P26"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7"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8"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9"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30"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32"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33"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34" style:family="paragraph" style:parent-style-name="Standard">
      <style:text-properties style:text-position="0% 100%" style:font-name="Linux Libertine Display G" fo:language="en" fo:country="US"/>
    </style:style>
    <style:style style:name="P35" style:family="paragraph" style:parent-style-name="Standard">
      <style:text-properties style:text-position="0% 100%" style:font-name="Linux Libertine Display G" fo:language="en" fo:country="US" fo:font-weight="bold" style:font-weight-asian="bold" style:font-weight-complex="bold"/>
    </style:style>
    <style:style style:name="P36" style:family="paragraph" style:parent-style-name="Standard">
      <style:paragraph-properties fo:text-align="start" style:justify-single-word="false"/>
      <style:text-properties style:text-position="0% 100%" style:font-name="Linux Libertine Display G" fo:language="en" fo:country="US"/>
    </style:style>
    <style:style style:name="P37"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38" style:family="paragraph" style:parent-style-name="Standard">
      <style:text-properties style:text-position="0% 100%" style:font-name="Linux Libertine Display G" fo:language="en" fo:country="US" fo:font-weight="normal" style:font-weight-asian="normal" style:font-weight-complex="normal"/>
    </style:style>
    <style:style style:name="P39" style:family="paragraph" style:parent-style-name="Standard" style:list-style-name="L108">
      <style:text-properties style:text-position="0% 100%" style:font-name="Linux Libertine Display G" fo:language="en" fo:country="US"/>
    </style:style>
    <style:style style:name="P40" style:family="paragraph" style:parent-style-name="Standard">
      <style:paragraph-properties fo:text-align="start" style:justify-single-word="false"/>
      <style:text-properties style:text-position="0% 100%" style:font-name="Linux Libertine Display G"/>
    </style:style>
    <style:style style:name="P41"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42"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3"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44"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45"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46"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47"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48" style:family="paragraph" style:parent-style-name="Standard">
      <style:text-properties fo:color="#0000cc" style:font-name="Linux Libertine Display G" fo:language="en" fo:country="US"/>
    </style:style>
    <style:style style:name="P49" style:family="paragraph" style:parent-style-name="Standard">
      <style:paragraph-properties fo:text-align="start" style:justify-single-word="false"/>
      <style:text-properties fo:color="#0000cc" style:font-name="Linux Libertine Display G" fo:language="en" fo:country="US"/>
    </style:style>
    <style:style style:name="P50" style:family="paragraph" style:parent-style-name="Standard" style:list-style-name="L79">
      <style:paragraph-properties fo:text-align="start" style:justify-single-word="false"/>
      <style:text-properties fo:color="#0000cc" style:font-name="Linux Libertine Display G" fo:language="en" fo:country="US"/>
    </style:style>
    <style:style style:name="P51" style:family="paragraph" style:parent-style-name="Standard" style:list-style-name="L106">
      <style:paragraph-properties fo:text-align="start" style:justify-single-word="false"/>
      <style:text-properties fo:color="#0000cc" style:font-name="Linux Libertine Display G" fo:language="en" fo:country="US"/>
    </style:style>
    <style:style style:name="P52"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3"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4"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6"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7"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8"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9"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60"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1"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2"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3"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64"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5"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6"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67"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68"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71"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72" style:family="paragraph" style:parent-style-name="Standard">
      <style:text-properties fo:color="#0000cc" style:text-position="0% 100%" style:font-name="Linux Libertine Display G" fo:language="en" fo:country="US"/>
    </style:style>
    <style:style style:name="P73" style:family="paragraph" style:parent-style-name="Standard">
      <style:text-properties fo:color="#0000cc" style:text-position="0% 100%" style:font-name="Linux Libertine Display G" fo:language="en" fo:country="US" fo:font-weight="bold" style:font-weight-asian="bold" style:font-weight-complex="bold"/>
    </style:style>
    <style:style style:name="P74" style:family="paragraph" style:parent-style-name="Standard">
      <style:text-properties fo:color="#0000cc" style:text-position="0% 100%" style:font-name="Linux Libertine Display G" fo:language="en" fo:country="US" fo:font-weight="normal" style:font-weight-asian="normal" style:font-weight-complex="normal"/>
    </style:style>
    <style:style style:name="P75"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76"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78"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79"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8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9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93"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9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97"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99"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5"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6"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7"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8"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9"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0"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3" style:family="paragraph" style:parent-style-name="Standard">
      <style:text-properties fo:color="#000000" style:text-position="0% 100%" style:font-name="Linux Libertine Display G"/>
    </style:style>
    <style:style style:name="P114"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5"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6"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7"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8"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9"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0"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34"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35"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3"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5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57"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9"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60"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61"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62"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63"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64"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65"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7"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68"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69"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70"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71"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72"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73"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78"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9"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0"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1"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2"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3"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4"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5"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86" style:family="paragraph" style:parent-style-name="Standard">
      <style:text-properties fo:color="#000000" style:text-position="0% 100%" style:font-name="Linux Libertine Display G" fo:font-size="12pt" fo:language="en" fo:country="US" style:font-size-asian="12pt" style:font-size-complex="12pt"/>
    </style:style>
    <style:style style:name="P187"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88"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89" style:family="paragraph" style:parent-style-name="Standard">
      <style:text-properties fo:color="#000000" style:text-position="0% 100%" style:font-name="Linux Libertine Display G" fo:language="en" fo:country="US"/>
    </style:style>
    <style:style style:name="P190"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91" style:family="paragraph" style:parent-style-name="Standard">
      <style:paragraph-properties fo:text-align="start" style:justify-single-word="false"/>
      <style:text-properties fo:color="#000000" style:text-position="0% 100%" style:font-name="Linux Libertine Display G" fo:language="en" fo:country="US"/>
    </style:style>
    <style:style style:name="P192" style:family="paragraph" style:parent-style-name="Standard" style:list-style-name="L42">
      <style:text-properties fo:color="#000000" style:text-position="0% 100%" style:font-name="Linux Libertine Display G" fo:language="en" fo:country="US"/>
    </style:style>
    <style:style style:name="P193" style:family="paragraph" style:parent-style-name="Standard" style:list-style-name="L108">
      <style:text-properties fo:color="#000000" style:text-position="0% 100%" style:font-name="Linux Libertine Display G" fo:language="en" fo:country="US"/>
    </style:style>
    <style:style style:name="P194"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95"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96"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97"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198" style:family="paragraph" style:parent-style-name="Standard">
      <style:text-properties fo:color="#000000" style:text-position="0% 100%" style:font-name="Linux Libertine Display G" style:font-name-asian="SimSun" style:font-name-complex="Lucida Sans"/>
    </style:style>
    <style:style style:name="P199" style:family="paragraph" style:parent-style-name="Standard">
      <style:text-properties fo:color="#000000" style:text-position="0% 100%" style:font-name="Linux Libertine Display G" style:font-name-asian="Times New Roman1" style:font-name-complex="Times New Roman1"/>
    </style:style>
    <style:style style:name="P200" style:family="paragraph" style:parent-style-name="Standard">
      <style:text-properties fo:color="#000000" style:text-position="0% 100%" style:font-name="Linux Libertine Display G" fo:font-style="normal" style:font-style-asian="normal" style:font-style-complex="normal"/>
    </style:style>
    <style:style style:name="P201" style:family="paragraph" style:parent-style-name="Standard">
      <style:text-properties fo:color="#000000" style:text-position="super 58%" style:font-name="Linux Libertine Display G"/>
    </style:style>
    <style:style style:name="P202"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03"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04"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05"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206" style:family="paragraph" style:parent-style-name="Standard">
      <style:text-properties fo:color="#000000" style:text-position="super 58%" style:font-name="Linux Libertine Display G" fo:language="en" fo:country="US"/>
    </style:style>
    <style:style style:name="P207" style:family="paragraph" style:parent-style-name="Standard">
      <style:text-properties fo:color="#000000" style:text-position="super 58%" style:font-name="Linux Libertine Display G" fo:font-style="italic" style:font-style-asian="italic" style:font-style-complex="italic"/>
    </style:style>
    <style:style style:name="P208"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09" style:family="paragraph" style:parent-style-name="Standard">
      <style:paragraph-properties fo:text-align="start" style:justify-single-word="false"/>
      <style:text-properties fo:color="#000000" style:font-name="Linux Libertine Display G"/>
    </style:style>
    <style:style style:name="P210" style:family="paragraph" style:parent-style-name="Standard" style:list-style-name="L115">
      <style:paragraph-properties fo:text-align="start" style:justify-single-word="false"/>
      <style:text-properties fo:color="#000000" style:font-name="Linux Libertine Display G"/>
    </style:style>
    <style:style style:name="P211" style:family="paragraph" style:parent-style-name="Standard">
      <style:text-properties fo:color="#000000" style:font-name="Linux Libertine Display G" fo:font-size="12pt" fo:language="en" fo:country="US" style:font-size-asian="12pt" style:font-size-complex="12pt"/>
    </style:style>
    <style:style style:name="P212" style:family="paragraph" style:parent-style-name="Standard" style:list-style-name="L36">
      <style:text-properties fo:color="#000000" style:font-name="Linux Libertine Display G" fo:font-size="12pt" fo:language="en" fo:country="US" style:font-size-asian="12pt" style:font-size-complex="12pt"/>
    </style:style>
    <style:style style:name="P213"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14"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15"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16"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17" style:family="paragraph" style:parent-style-name="Standard">
      <style:text-properties fo:color="#000000" style:font-name="Linux Libertine Display G" fo:language="en" fo:country="US"/>
    </style:style>
    <style:style style:name="P218" style:family="paragraph" style:parent-style-name="Standard">
      <style:paragraph-properties fo:text-align="start" style:justify-single-word="false"/>
      <style:text-properties fo:color="#000000" style:font-name="Linux Libertine Display G" fo:language="en" fo:country="US"/>
    </style:style>
    <style:style style:name="P219" style:family="paragraph" style:parent-style-name="Standard">
      <style:paragraph-properties fo:text-align="start" style:justify-single-word="false"/>
      <style:text-properties fo:color="#000000" style:font-name="Linux Libertine Display G" fo:language="en" fo:country="US" fo:background-color="#ffffff"/>
    </style:style>
    <style:style style:name="P220" style:family="paragraph" style:parent-style-name="Standard" style:list-style-name="L108">
      <style:text-properties fo:color="#000000" style:font-name="Linux Libertine Display G" fo:language="en" fo:country="US"/>
    </style:style>
    <style:style style:name="P221"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22"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23" style:family="paragraph" style:parent-style-name="Standard">
      <style:text-properties style:font-name="Linux Libertine Display G"/>
    </style:style>
    <style:style style:name="P224" style:family="paragraph" style:parent-style-name="Standard">
      <style:text-properties style:font-name="Linux Libertine Display G" fo:language="en" fo:country="US"/>
    </style:style>
    <style:style style:name="P225" style:family="paragraph" style:parent-style-name="Standard">
      <style:paragraph-properties fo:text-align="start" style:justify-single-word="false"/>
      <style:text-properties style:font-name="Linux Libertine Display G" fo:language="en" fo:country="US"/>
    </style:style>
    <style:style style:name="P226" style:family="paragraph" style:parent-style-name="Standard" style:list-style-name="L8">
      <style:paragraph-properties fo:text-align="start" style:justify-single-word="false"/>
      <style:text-properties style:font-name="Linux Libertine Display G" fo:language="en" fo:country="US"/>
    </style:style>
    <style:style style:name="P227" style:family="paragraph" style:parent-style-name="Standard" style:list-style-name="L14">
      <style:paragraph-properties fo:text-align="start" style:justify-single-word="false"/>
      <style:text-properties style:font-name="Linux Libertine Display G" fo:language="en" fo:country="US"/>
    </style:style>
    <style:style style:name="P228" style:family="paragraph" style:parent-style-name="Standard" style:list-style-name="L16">
      <style:paragraph-properties fo:text-align="start" style:justify-single-word="false"/>
      <style:text-properties style:font-name="Linux Libertine Display G" fo:language="en" fo:country="US"/>
    </style:style>
    <style:style style:name="P229" style:family="paragraph" style:parent-style-name="Standard" style:list-style-name="L17">
      <style:paragraph-properties fo:text-align="start" style:justify-single-word="false"/>
      <style:text-properties style:font-name="Linux Libertine Display G" fo:language="en" fo:country="US"/>
    </style:style>
    <style:style style:name="P230" style:family="paragraph" style:parent-style-name="Standard" style:list-style-name="L64">
      <style:paragraph-properties fo:text-align="start" style:justify-single-word="false"/>
      <style:text-properties style:font-name="Linux Libertine Display G" fo:language="en" fo:country="US"/>
    </style:style>
    <style:style style:name="P231" style:family="paragraph" style:parent-style-name="Standard" style:list-style-name="L79">
      <style:paragraph-properties fo:text-align="start" style:justify-single-word="false"/>
      <style:text-properties style:font-name="Linux Libertine Display G" fo:language="en" fo:country="US"/>
    </style:style>
    <style:style style:name="P232" style:family="paragraph" style:parent-style-name="Standard" style:list-style-name="L80">
      <style:paragraph-properties fo:text-align="start" style:justify-single-word="false"/>
      <style:text-properties style:font-name="Linux Libertine Display G" fo:language="en" fo:country="US"/>
    </style:style>
    <style:style style:name="P233" style:family="paragraph" style:parent-style-name="Standard" style:list-style-name="L81">
      <style:paragraph-properties fo:text-align="start" style:justify-single-word="false"/>
      <style:text-properties style:font-name="Linux Libertine Display G" fo:language="en" fo:country="US"/>
    </style:style>
    <style:style style:name="P234" style:family="paragraph" style:parent-style-name="Standard" style:list-style-name="L82">
      <style:paragraph-properties fo:text-align="start" style:justify-single-word="false"/>
      <style:text-properties style:font-name="Linux Libertine Display G" fo:language="en" fo:country="US"/>
    </style:style>
    <style:style style:name="P235" style:family="paragraph" style:parent-style-name="Standard" style:list-style-name="L84">
      <style:paragraph-properties fo:text-align="start" style:justify-single-word="false"/>
      <style:text-properties style:font-name="Linux Libertine Display G" fo:language="en" fo:country="US"/>
    </style:style>
    <style:style style:name="P236" style:family="paragraph" style:parent-style-name="Standard" style:list-style-name="L96">
      <style:paragraph-properties fo:text-align="start" style:justify-single-word="false"/>
      <style:text-properties style:font-name="Linux Libertine Display G" fo:language="en" fo:country="US"/>
    </style:style>
    <style:style style:name="P237" style:family="paragraph" style:parent-style-name="Standard" style:list-style-name="L103">
      <style:paragraph-properties fo:text-align="start" style:justify-single-word="false"/>
      <style:text-properties style:font-name="Linux Libertine Display G" fo:language="en" fo:country="US"/>
    </style:style>
    <style:style style:name="P238" style:family="paragraph" style:parent-style-name="Standard" style:list-style-name="L105">
      <style:paragraph-properties fo:text-align="start" style:justify-single-word="false"/>
      <style:text-properties style:font-name="Linux Libertine Display G" fo:language="en" fo:country="US"/>
    </style:style>
    <style:style style:name="P239" style:family="paragraph" style:parent-style-name="Standard" style:list-style-name="L107">
      <style:paragraph-properties fo:text-align="start" style:justify-single-word="false"/>
      <style:text-properties style:font-name="Linux Libertine Display G" fo:language="en" fo:country="US"/>
    </style:style>
    <style:style style:name="P240" style:family="paragraph" style:parent-style-name="Standard" style:list-style-name="L113">
      <style:paragraph-properties fo:text-align="start" style:justify-single-word="false"/>
      <style:text-properties style:font-name="Linux Libertine Display G" fo:language="en" fo:country="US"/>
    </style:style>
    <style:style style:name="P241" style:family="paragraph" style:parent-style-name="Standard" style:list-style-name="L116">
      <style:paragraph-properties fo:text-align="start" style:justify-single-word="false"/>
      <style:text-properties style:font-name="Linux Libertine Display G" fo:language="en" fo:country="US"/>
    </style:style>
    <style:style style:name="P242" style:family="paragraph" style:parent-style-name="Standard" style:list-style-name="L118">
      <style:paragraph-properties fo:text-align="start" style:justify-single-word="false"/>
      <style:text-properties style:font-name="Linux Libertine Display G" fo:language="en" fo:country="US"/>
    </style:style>
    <style:style style:name="P243" style:family="paragraph" style:parent-style-name="Standard" style:list-style-name="L128">
      <style:paragraph-properties fo:text-align="start" style:justify-single-word="false"/>
      <style:text-properties style:font-name="Linux Libertine Display G" fo:language="en" fo:country="US"/>
    </style:style>
    <style:style style:name="P244" style:family="paragraph" style:parent-style-name="Standard" style:list-style-name="L129">
      <style:paragraph-properties fo:text-align="start" style:justify-single-word="false"/>
      <style:text-properties style:font-name="Linux Libertine Display G" fo:language="en" fo:country="US"/>
    </style:style>
    <style:style style:name="P245" style:family="paragraph" style:parent-style-name="Standard">
      <style:paragraph-properties fo:text-align="start" style:justify-single-word="false"/>
      <style:text-properties style:font-name="Linux Libertine Display G" fo:language="en" fo:country="US" fo:background-color="#ffffff"/>
    </style:style>
    <style:style style:name="P246" style:family="paragraph" style:parent-style-name="Standard" style:list-style-name="L32">
      <style:text-properties style:font-name="Linux Libertine Display G" fo:language="en" fo:country="US"/>
    </style:style>
    <style:style style:name="P247" style:family="paragraph" style:parent-style-name="Standard" style:list-style-name="L35">
      <style:text-properties style:font-name="Linux Libertine Display G" fo:language="en" fo:country="US"/>
    </style:style>
    <style:style style:name="P248" style:family="paragraph" style:parent-style-name="Standard" style:list-style-name="L36">
      <style:text-properties style:font-name="Linux Libertine Display G" fo:language="en" fo:country="US"/>
    </style:style>
    <style:style style:name="P249" style:family="paragraph" style:parent-style-name="Standard" style:list-style-name="L40">
      <style:text-properties style:font-name="Linux Libertine Display G" fo:language="en" fo:country="US"/>
    </style:style>
    <style:style style:name="P250" style:family="paragraph" style:parent-style-name="Standard" style:list-style-name="L42">
      <style:text-properties style:font-name="Linux Libertine Display G" fo:language="en" fo:country="US"/>
    </style:style>
    <style:style style:name="P251" style:family="paragraph" style:parent-style-name="Standard">
      <style:paragraph-properties style:text-autospace="none"/>
      <style:text-properties style:font-name="Linux Libertine Display G" fo:language="en" fo:country="US"/>
    </style:style>
    <style:style style:name="P252" style:family="paragraph" style:parent-style-name="Standard" style:list-style-name="L60">
      <style:text-properties style:font-name="Linux Libertine Display G" fo:language="en" fo:country="US"/>
    </style:style>
    <style:style style:name="P253" style:family="paragraph" style:parent-style-name="Standard" style:list-style-name="L62">
      <style:text-properties style:font-name="Linux Libertine Display G" fo:language="en" fo:country="US"/>
    </style:style>
    <style:style style:name="P254" style:family="paragraph" style:parent-style-name="Standard" style:list-style-name="L68">
      <style:text-properties style:font-name="Linux Libertine Display G" fo:language="en" fo:country="US"/>
    </style:style>
    <style:style style:name="P255" style:family="paragraph" style:parent-style-name="Standard" style:list-style-name="L72">
      <style:text-properties style:font-name="Linux Libertine Display G" fo:language="en" fo:country="US"/>
    </style:style>
    <style:style style:name="P256" style:family="paragraph" style:parent-style-name="Standard" style:list-style-name="L73">
      <style:text-properties style:font-name="Linux Libertine Display G" fo:language="en" fo:country="US"/>
    </style:style>
    <style:style style:name="P257" style:family="paragraph" style:parent-style-name="Standard" style:list-style-name="L91">
      <style:text-properties style:font-name="Linux Libertine Display G" fo:language="en" fo:country="US"/>
    </style:style>
    <style:style style:name="P258" style:family="paragraph" style:parent-style-name="Standard" style:list-style-name="L92">
      <style:text-properties style:font-name="Linux Libertine Display G" fo:language="en" fo:country="US"/>
    </style:style>
    <style:style style:name="P259" style:family="paragraph" style:parent-style-name="Standard" style:list-style-name="L108">
      <style:text-properties style:font-name="Linux Libertine Display G" fo:language="en" fo:country="US"/>
    </style:style>
    <style:style style:name="P260" style:family="paragraph" style:parent-style-name="Standard" style:list-style-name="L140">
      <style:text-properties style:font-name="Linux Libertine Display G" fo:language="en" fo:country="US"/>
    </style:style>
    <style:style style:name="P261" style:family="paragraph" style:parent-style-name="Standard" style:list-style-name="L1">
      <style:text-properties style:font-name="Linux Libertine Display G"/>
    </style:style>
    <style:style style:name="P262" style:family="paragraph" style:parent-style-name="Standard">
      <style:text-properties style:font-name="Linux Libertine Display G" fo:font-size="12pt" style:font-name-asian="Times New Roman1" style:font-size-asian="12pt" style:font-name-complex="Times New Roman1" style:font-size-complex="12pt"/>
    </style:style>
    <style:style style:name="P263"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64"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265"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266" style:family="paragraph" style:parent-style-name="Standard">
      <style:paragraph-properties style:text-autospace="none"/>
      <style:text-properties style:font-name="Linux Libertine Display G" fo:font-size="12pt" fo:language="en" fo:country="US" style:font-size-asian="12pt" style:font-size-complex="12pt"/>
    </style:style>
    <style:style style:name="P267"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68" style:family="paragraph" style:parent-style-name="Standard">
      <style:text-properties style:font-name="Linux Libertine Display G" fo:font-size="12pt" style:font-size-asian="12pt" style:font-size-complex="12pt"/>
    </style:style>
    <style:style style:name="P269" style:family="paragraph" style:parent-style-name="Standard">
      <style:paragraph-properties fo:text-align="start" style:justify-single-word="false"/>
      <style:text-properties style:font-name="Linux Libertine Display G" fo:font-size="12pt" style:font-size-asian="12pt" style:font-size-complex="12pt"/>
    </style:style>
    <style:style style:name="P270" style:family="paragraph" style:parent-style-name="Standard">
      <style:paragraph-properties fo:text-align="start" style:justify-single-word="false"/>
      <style:text-properties style:font-name="Linux Libertine Display G"/>
    </style:style>
    <style:style style:name="P271" style:family="paragraph" style:parent-style-name="Standard" style:list-style-name="L5">
      <style:paragraph-properties fo:text-align="start" style:justify-single-word="false"/>
      <style:text-properties style:font-name="Linux Libertine Display G"/>
    </style:style>
    <style:style style:name="P272" style:family="paragraph" style:parent-style-name="Standard" style:list-style-name="L6">
      <style:paragraph-properties fo:text-align="start" style:justify-single-word="false"/>
      <style:text-properties style:font-name="Linux Libertine Display G"/>
    </style:style>
    <style:style style:name="P273" style:family="paragraph" style:parent-style-name="Standard" style:list-style-name="L7">
      <style:paragraph-properties fo:text-align="start" style:justify-single-word="false"/>
      <style:text-properties style:font-name="Linux Libertine Display G"/>
    </style:style>
    <style:style style:name="P274" style:family="paragraph" style:parent-style-name="Standard" style:list-style-name="L8">
      <style:paragraph-properties fo:text-align="start" style:justify-single-word="false"/>
      <style:text-properties style:font-name="Linux Libertine Display G"/>
    </style:style>
    <style:style style:name="P275" style:family="paragraph" style:parent-style-name="Standard" style:list-style-name="L25">
      <style:paragraph-properties fo:text-align="start" style:justify-single-word="false"/>
      <style:text-properties style:font-name="Linux Libertine Display G"/>
    </style:style>
    <style:style style:name="P276" style:family="paragraph" style:parent-style-name="Standard" style:list-style-name="L79">
      <style:paragraph-properties fo:text-align="start" style:justify-single-word="false"/>
      <style:text-properties style:font-name="Linux Libertine Display G"/>
    </style:style>
    <style:style style:name="P277" style:family="paragraph" style:parent-style-name="Standard">
      <style:paragraph-properties fo:text-align="start" style:justify-single-word="false"/>
      <style:text-properties style:font-name="Linux Libertine Display G" style:text-underline-style="none"/>
    </style:style>
    <style:style style:name="P278"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79" style:family="paragraph" style:parent-style-name="Standard" style:list-style-name="L36">
      <style:text-properties style:font-name="Linux Libertine Display G"/>
    </style:style>
    <style:style style:name="P280" style:family="paragraph" style:parent-style-name="Standard" style:list-style-name="L42">
      <style:text-properties style:font-name="Linux Libertine Display G"/>
    </style:style>
    <style:style style:name="P281"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82"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83"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84"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85" style:family="paragraph" style:parent-style-name="Standard">
      <style:text-properties fo:color="#cc0000" style:text-position="0% 100%" style:font-name="Linux Libertine Display G" fo:language="en" fo:country="US"/>
    </style:style>
    <style:style style:name="P286"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87"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88"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89" style:family="paragraph" style:parent-style-name="Standard">
      <style:text-properties fo:color="#cc0000" style:text-position="super 58%" style:font-name="Linux Libertine Display G" fo:language="en" fo:country="US"/>
    </style:style>
    <style:style style:name="P290" style:family="paragraph" style:parent-style-name="Standard">
      <style:text-properties fo:color="#cc0000" style:font-name="Linux Libertine Display G" fo:language="en" fo:country="US"/>
    </style:style>
    <style:style style:name="P291" style:family="paragraph" style:parent-style-name="Standard" style:list-style-name="L106">
      <style:paragraph-properties fo:text-align="start" style:justify-single-word="false"/>
      <style:text-properties fo:color="#cc0000" style:font-name="Linux Libertine Display G" fo:language="en" fo:country="US"/>
    </style:style>
    <style:style style:name="P292"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293"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94"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95"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96"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297"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9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9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30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0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302"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03"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04"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305"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306"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07" style:family="paragraph" style:parent-style-name="Standard">
      <style:paragraph-properties fo:break-before="page"/>
      <style:text-properties style:font-name="Linux Libertine Display G" fo:language="en" fo:country="US"/>
    </style:style>
    <style:style style:name="P308" style:family="paragraph" style:parent-style-name="Standard">
      <style:paragraph-properties fo:break-before="page"/>
      <style:text-properties style:text-position="0% 100%" style:font-name="Linux Libertine Display G" fo:language="en" fo:country="US"/>
    </style:style>
    <style:style style:name="P309"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10"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11" style:family="paragraph" style:parent-style-name="Standard">
      <style:paragraph-properties fo:break-before="page"/>
      <style:text-properties fo:color="#000000" style:font-name="Linux Libertine Display G" fo:language="en" fo:country="US"/>
    </style:style>
    <style:style style:name="P31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31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14"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5"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1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7"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18"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1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0"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321"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32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3"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4"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25"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6"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8"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29"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0"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31" style:family="paragraph" style:parent-style-name="Standard">
      <style:paragraph-properties fo:margin-top="0in" fo:margin-bottom="0in"/>
      <style:text-properties fo:color="#000000" style:text-position="0% 100%" style:font-name="Linux Libertine Display G" fo:language="en" fo:country="US"/>
    </style:style>
    <style:style style:name="P332" style:family="paragraph" style:parent-style-name="Standard">
      <style:paragraph-properties fo:margin-top="0in" fo:margin-bottom="0in"/>
      <style:text-properties fo:color="#cc0000" style:text-position="0% 100%" style:font-name="Linux Libertine Display G" fo:language="en" fo:country="US"/>
    </style:style>
    <style:style style:name="P333" style:family="paragraph" style:parent-style-name="Standard">
      <style:paragraph-properties fo:margin-top="0in" fo:margin-bottom="0in"/>
      <style:text-properties style:text-position="0% 100%" style:font-name="Linux Libertine Display G" fo:language="en" fo:country="US"/>
    </style:style>
    <style:style style:name="P334"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4" style:family="text">
      <style:text-properties fo:color="#0000cc" style:text-position="0% 100%" fo:font-size="12pt" fo:language="en" fo:country="US" fo:font-weight="normal" style:font-size-asian="12pt" style:font-weight-asian="normal" style:font-size-complex="12pt" style:font-weight-complex="normal"/>
    </style:style>
    <style:style style:name="T15"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8" style:family="text">
      <style:text-properties fo:color="#0000cc" style:text-position="0% 100%" fo:font-size="12pt" style:text-underline-style="none" fo:font-weight="normal" style:font-size-asian="12pt" style:font-weight-asian="normal" style:font-size-complex="12pt" style:font-weight-complex="normal"/>
    </style:style>
    <style:style style:name="T19" style:family="text">
      <style:text-properties fo:color="#0000cc" style:text-position="0% 100%" style:text-overline-style="none" style:text-overline-color="font-color"/>
    </style:style>
    <style:style style:name="T20" style:family="text">
      <style:text-properties fo:color="#0000cc" style:text-position="0% 100%" style:text-overline-style="solid" style:text-overline-width="auto" style:text-overline-color="font-color"/>
    </style:style>
    <style:style style:name="T21" style:family="text">
      <style:text-properties fo:color="#0000cc" style:text-position="0% 100%" fo:font-weight="normal" style:font-name-asian="Tahoma" style:font-weight-asian="normal" style:font-name-complex="Tahoma" style:font-weight-complex="normal"/>
    </style:style>
    <style:style style:name="T22" style:family="text">
      <style:text-properties fo:color="#0000cc" style:text-position="0% 100%" fo:font-weight="normal" style:font-weight-asian="normal" style:font-weight-complex="normal"/>
    </style:style>
    <style:style style:name="T23" style:family="text">
      <style:text-properties fo:color="#0000cc" style:text-position="0% 100%" fo:font-weight="normal" style:font-name-asian="SimSun" style:font-weight-asian="normal" style:font-name-complex="Lucida Sans" style:font-weight-complex="normal"/>
    </style:style>
    <style:style style:name="T24" style:family="text">
      <style:text-properties fo:color="#0000cc" style:text-position="0% 100%" fo:font-style="italic" fo:font-weight="normal" style:font-style-asian="italic" style:font-weight-asian="normal" style:font-style-complex="italic" style:font-weight-complex="normal"/>
    </style:style>
    <style:style style:name="T25" style:family="text">
      <style:text-properties fo:color="#0000cc" fo:font-weight="normal" style:font-weight-asian="normal" style:font-weight-complex="normal"/>
    </style:style>
    <style:style style:name="T26" style:family="text">
      <style:text-properties fo:color="#0000cc" fo:font-weight="bold" style:font-weight-asian="bold" style:font-weight-complex="bold"/>
    </style:style>
    <style:style style:name="T27" style:family="text">
      <style:text-properties fo:color="#0000cc" style:text-position="super 58%"/>
    </style:style>
    <style:style style:name="T28" style:family="text">
      <style:text-properties fo:color="#0000cc" style:text-position="super 58%" fo:font-size="12pt" style:font-name-asian="Times New Roman1" style:font-size-asian="12pt" style:font-name-complex="Times New Roman1" style:font-size-complex="12pt"/>
    </style:style>
    <style:style style:name="T29" style:family="text">
      <style:text-properties fo:color="#0000cc" style:text-position="super 58%" fo:font-size="12pt" fo:font-weight="normal" style:font-size-asian="12pt" style:font-weight-asian="normal" style:font-size-complex="12pt" style:font-weight-complex="normal"/>
    </style:style>
    <style:style style:name="T30"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1" style:family="text">
      <style:text-properties fo:color="#0000cc" style:text-position="super 58%" fo:font-size="12pt" style:font-name-asian="Linux Libertine Display G1" style:font-size-asian="12pt" style:font-name-complex="Linux Libertine Display G1" style:font-size-complex="12pt"/>
    </style:style>
    <style:style style:name="T32"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 style:family="text">
      <style:text-properties fo:color="#0000cc" style:text-position="super 58%" fo:font-size="12pt" fo:language="en" fo:country="US" fo:font-weight="normal" style:font-size-asian="12pt" style:font-weight-asian="normal" style:font-size-complex="12pt" style:font-weight-complex="normal"/>
    </style:style>
    <style:style style:name="T34"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5" style:family="text">
      <style:text-properties fo:color="#0000cc" style:text-position="super 58%" style:text-overline-style="none" style:text-overline-color="font-color"/>
    </style:style>
    <style:style style:name="T36" style:family="text">
      <style:text-properties fo:color="#0000cc" style:text-position="super 58%" style:font-name-asian="SimSun" style:font-name-complex="Lucida Sans"/>
    </style:style>
    <style:style style:name="T37" style:family="text">
      <style:text-properties fo:color="#0000cc" style:text-position="super 58%" fo:font-style="normal" style:font-name-asian="Linux Libertine Display G1" style:font-style-asian="normal" style:font-name-complex="Linux Libertine Display G1" style:font-style-complex="normal"/>
    </style:style>
    <style:style style:name="T38" style:family="text">
      <style:text-properties fo:color="#0000cc" style:text-position="super 58%" fo:font-weight="normal" style:font-weight-asian="normal" style:font-weight-complex="normal"/>
    </style:style>
    <style:style style:name="T39" style:family="text">
      <style:text-properties fo:color="#0000cc" style:text-position="super 58%" fo:font-weight="normal" style:font-name-asian="SimSun" style:font-weight-asian="normal" style:font-name-complex="Lucida Sans" style:font-weight-complex="normal"/>
    </style:style>
    <style:style style:name="T40" style:family="text">
      <style:text-properties fo:color="#0000cc" style:text-position="super 58%" style:font-name-asian="Linux Libertine Display G1" style:font-name-complex="Linux Libertine Display G1" style:text-overline-style="none" style:text-overline-color="font-color"/>
    </style:style>
    <style:style style:name="T41" style:family="text">
      <style:text-properties fo:color="#0000cc" fo:font-size="14pt" style:font-size-asian="14pt" style:font-size-complex="14pt"/>
    </style:style>
    <style:style style:name="T42" style:family="text">
      <style:text-properties fo:color="#0000cc" fo:font-size="14pt" fo:font-weight="normal" style:font-size-asian="14pt" style:font-weight-asian="normal" style:font-size-complex="14pt" style:font-weight-complex="normal"/>
    </style:style>
    <style:style style:name="T43" style:family="text">
      <style:text-properties fo:color="#0000cc" style:font-name-asian="Linux Libertine Display G1" style:font-name-complex="Linux Libertine Display G1"/>
    </style:style>
    <style:style style:name="T44" style:family="text">
      <style:text-properties fo:color="#0000cc" style:font-name-asian="Linux Libertine Display G1" style:font-name-complex="Linux Libertine Display G1" style:text-overline-style="none" style:text-overline-color="font-color"/>
    </style:style>
    <style:style style:name="T45" style:family="text">
      <style:text-properties fo:color="#0000cc" style:text-position="sub 58%"/>
    </style:style>
    <style:style style:name="T46" style:family="text">
      <style:text-properties fo:color="#0000cc" style:text-position="sub 58%" fo:font-weight="normal" style:font-name-asian="SimSun" style:font-weight-asian="normal" style:font-name-complex="Lucida Sans" style:font-weight-complex="normal"/>
    </style:style>
    <style:style style:name="T47" style:family="text">
      <style:text-properties fo:color="#0000cc" style:text-overline-style="none" style:text-overline-color="font-color"/>
    </style:style>
    <style:style style:name="T48" style:family="text">
      <style:text-properties fo:color="#0000cc" fo:font-style="italic" style:font-style-asian="italic" style:font-style-complex="italic"/>
    </style:style>
    <style:style style:name="T49" style:family="text">
      <style:text-properties fo:color="#0000cc" fo:background-color="#ffffff"/>
    </style:style>
    <style:style style:name="T50" style:family="text">
      <style:text-properties fo:color="#0000cc" fo:background-color="#ffffff" style:font-name-asian="Linux Libertine Display G1" style:font-name-complex="Linux Libertine Display G1"/>
    </style:style>
    <style:style style:name="T51" style:family="text">
      <style:text-properties fo:color="#0000cc" style:font-name-asian="SimSun" style:font-name-complex="Lucida Sans"/>
    </style:style>
    <style:style style:name="T52" style:family="text">
      <style:text-properties fo:color="#0000cc" fo:font-style="normal" style:font-name-asian="SimSun" style:font-style-asian="normal" style:font-name-complex="Lucida Sans" style:font-style-complex="normal"/>
    </style:style>
    <style:style style:name="T53" style:family="text">
      <style:text-properties fo:color="#0000cc" fo:font-style="normal" style:font-name-asian="Linux Libertine Display G1" style:font-style-asian="normal" style:font-name-complex="Linux Libertine Display G1" style:font-style-complex="normal"/>
    </style:style>
    <style:style style:name="T54" style:family="text">
      <style:text-properties fo:color="#0000cc" fo:font-style="normal" style:font-style-asian="normal" style:font-style-complex="normal"/>
    </style:style>
    <style:style style:name="T55" style:family="text">
      <style:text-properties fo:color="#000000"/>
    </style:style>
    <style:style style:name="T56" style:family="text">
      <style:text-properties fo:color="#000000" fo:font-size="12pt" fo:font-weight="normal" style:font-size-asian="12pt" style:font-weight-asian="normal" style:font-size-complex="12pt" style:font-weight-complex="normal"/>
    </style:style>
    <style:style style:name="T57"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58"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59" style:family="text">
      <style:text-properties fo:color="#000000" fo:font-size="12pt" style:font-size-asian="12pt" style:font-size-complex="12pt"/>
    </style:style>
    <style:style style:name="T60" style:family="text">
      <style:text-properties fo:color="#000000" fo:font-size="12pt" fo:language="en" fo:country="US" style:font-size-asian="12pt" style:font-size-complex="12pt"/>
    </style:style>
    <style:style style:name="T61" style:family="text">
      <style:text-properties fo:color="#000000" fo:font-size="12pt" fo:language="en" fo:country="US" style:font-size-asian="12pt" style:font-size-complex="12pt" style:text-overline-style="solid" style:text-overline-width="auto" style:text-overline-color="font-color"/>
    </style:style>
    <style:style style:name="T62"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3" style:family="text">
      <style:text-properties fo:color="#000000" fo:font-size="12pt" style:font-name-asian="Linux Libertine Display G1" style:font-size-asian="12pt" style:font-name-complex="Linux Libertine Display G1" style:font-size-complex="12pt"/>
    </style:style>
    <style:style style:name="T64"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5" style:family="text">
      <style:text-properties fo:color="#000000" style:text-position="0% 100%"/>
    </style:style>
    <style:style style:name="T66" style:family="text">
      <style:text-properties fo:color="#000000" style:text-position="0% 100%" fo:font-size="12pt" fo:font-weight="normal" style:font-size-asian="12pt" style:font-weight-asian="normal" style:font-size-complex="12pt" style:font-weight-complex="normal"/>
    </style:style>
    <style:style style:name="T67"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68"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69"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70"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71" style:family="text">
      <style:text-properties fo:color="#000000" style:text-position="0% 100%" fo:font-size="12pt" fo:font-weight="bold" style:font-size-asian="12pt" style:font-weight-asian="bold" style:font-size-complex="12pt" style:font-weight-complex="bold"/>
    </style:style>
    <style:style style:name="T72" style:family="text">
      <style:text-properties fo:color="#000000" style:text-position="0% 100%" fo:font-size="12pt" fo:language="en" fo:country="US" fo:font-weight="normal" style:font-size-asian="12pt" style:font-weight-asian="normal" style:font-size-complex="12pt" style:font-weight-complex="normal"/>
    </style:style>
    <style:style style:name="T73" style:family="text">
      <style:text-properties fo:color="#000000" style:text-position="0% 100%" fo:font-size="12pt" fo:language="en" fo:country="US" style:font-size-asian="12pt" style:font-size-complex="12pt"/>
    </style:style>
    <style:style style:name="T74"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75" style:family="text">
      <style:text-properties fo:color="#000000" style:text-position="0% 100%" fo:font-size="12pt" fo:language="en" fo:country="US" style:font-size-asian="12pt" style:font-size-complex="12pt" style:text-overline-style="none" style:text-overline-color="font-color"/>
    </style:style>
    <style:style style:name="T76" style:family="text">
      <style:text-properties fo:color="#000000" style:text-position="0% 100%" fo:font-size="12pt" fo:language="en" fo:country="US" fo:font-style="italic" style:font-size-asian="12pt" style:font-style-asian="italic" style:font-size-complex="12pt" style:font-style-complex="italic"/>
    </style:style>
    <style:style style:name="T77"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78"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79"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80" style:family="text">
      <style:text-properties fo:color="#000000" style:text-position="0% 100%" fo:font-size="12pt" style:font-name-asian="Times New Roman1" style:font-size-asian="12pt" style:font-name-complex="Times New Roman1" style:font-size-complex="12pt"/>
    </style:style>
    <style:style style:name="T81"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82"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83"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84"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85" style:family="text">
      <style:text-properties fo:color="#000000" style:text-position="0% 100%" fo:font-size="12pt" style:text-underline-style="none" fo:font-weight="normal" style:font-size-asian="12pt" style:font-weight-asian="normal" style:font-size-complex="12pt" style:font-weight-complex="normal"/>
    </style:style>
    <style:style style:name="T86" style:family="text">
      <style:text-properties fo:color="#000000" style:text-position="0% 100%" style:font-name-asian="SimSun" style:font-name-complex="Lucida Sans"/>
    </style:style>
    <style:style style:name="T87" style:family="text">
      <style:text-properties fo:color="#000000" style:text-position="0% 100%" fo:font-style="normal" style:font-style-asian="normal" style:font-style-complex="normal"/>
    </style:style>
    <style:style style:name="T88" style:family="text">
      <style:text-properties fo:color="#000000" style:text-position="0% 100%" fo:font-style="normal" fo:font-weight="normal" style:font-style-asian="normal" style:font-weight-asian="normal" style:font-style-complex="normal" style:font-weight-complex="normal"/>
    </style:style>
    <style:style style:name="T89" style:family="text">
      <style:text-properties fo:color="#000000" style:text-position="0% 100%" style:font-name-asian="Linux Libertine Display G1" style:font-name-complex="Linux Libertine Display G1"/>
    </style:style>
    <style:style style:name="T90" style:family="text">
      <style:text-properties fo:color="#000000" style:text-position="0% 100%" style:text-overline-style="solid" style:text-overline-width="auto" style:text-overline-color="font-color"/>
    </style:style>
    <style:style style:name="T91" style:family="text">
      <style:text-properties fo:color="#000000" style:text-position="0% 100%" fo:language="en" fo:country="US" fo:font-style="normal" fo:font-weight="normal" style:font-style-asian="normal" style:font-weight-asian="normal" style:font-style-complex="normal" style:font-weight-complex="normal"/>
    </style:style>
    <style:style style:name="T92" style:family="text">
      <style:text-properties fo:color="#000000" style:text-position="0% 100%" fo:font-weight="normal" style:font-weight-asian="normal" style:font-weight-complex="normal"/>
    </style:style>
    <style:style style:name="T93" style:family="text">
      <style:text-properties fo:color="#000000" style:text-position="0% 100%" fo:font-weight="normal" style:font-weight-asian="normal" style:font-weight-complex="normal" style:text-overline-style="solid" style:text-overline-width="auto" style:text-overline-color="font-color"/>
    </style:style>
    <style:style style:name="T94" style:family="text">
      <style:text-properties fo:color="#000000" style:text-position="0% 100%" fo:font-weight="normal" style:font-weight-asian="normal" style:font-weight-complex="normal" style:text-overline-style="none" style:text-overline-color="font-color"/>
    </style:style>
    <style:style style:name="T95" style:family="text">
      <style:text-properties fo:color="#000000" style:text-position="0% 100%" fo:font-weight="normal" style:font-name-asian="Linux Libertine Display G1" style:font-weight-asian="normal" style:font-name-complex="Linux Libertine Display G1" style:font-weight-complex="normal"/>
    </style:style>
    <style:style style:name="T96"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97" style:family="text">
      <style:text-properties fo:color="#000000" style:text-position="0% 100%" fo:font-weight="normal" style:font-name-asian="SimSun" style:font-weight-asian="normal" style:font-name-complex="Lucida Sans" style:font-weight-complex="normal"/>
    </style:style>
    <style:style style:name="T98" style:family="text">
      <style:text-properties fo:color="#000000" style:text-position="0% 100%" fo:font-style="italic" fo:font-weight="normal" style:font-style-asian="italic" style:font-weight-asian="normal" style:font-style-complex="italic" style:font-weight-complex="normal"/>
    </style:style>
    <style:style style:name="T99" style:family="text">
      <style:text-properties fo:color="#000000" fo:font-weight="normal" style:font-weight-asian="normal" style:font-weight-complex="normal"/>
    </style:style>
    <style:style style:name="T100" style:family="text">
      <style:text-properties fo:color="#000000" style:text-position="super 58%"/>
    </style:style>
    <style:style style:name="T101" style:family="text">
      <style:text-properties fo:color="#000000" style:text-position="super 58%" fo:font-style="normal" style:font-style-asian="normal" style:font-style-complex="normal"/>
    </style:style>
    <style:style style:name="T102" style:family="text">
      <style:text-properties fo:color="#000000" style:text-position="super 58%" fo:font-style="normal" style:font-name-asian="Times New Roman1" style:font-style-asian="normal" style:font-name-complex="Times New Roman1" style:font-style-complex="normal"/>
    </style:style>
    <style:style style:name="T103" style:family="text">
      <style:text-properties fo:color="#000000" style:text-position="super 58%" fo:font-style="normal" style:font-name-asian="Linux Libertine Display G1" style:font-style-asian="normal" style:font-name-complex="Linux Libertine Display G1" style:font-style-complex="normal"/>
    </style:style>
    <style:style style:name="T104" style:family="text">
      <style:text-properties fo:color="#000000" style:text-position="super 58%" fo:font-style="normal" fo:font-weight="normal" style:font-style-asian="normal" style:font-weight-asian="normal" style:font-style-complex="normal" style:font-weight-complex="normal"/>
    </style:style>
    <style:style style:name="T105" style:family="text">
      <style:text-properties fo:color="#000000" style:text-position="super 58%" style:font-name-asian="SimSun" style:font-name-complex="Lucida Sans"/>
    </style:style>
    <style:style style:name="T106" style:family="text">
      <style:text-properties fo:color="#000000" style:text-position="super 58%" style:font-name-asian="Times New Roman1" style:font-name-complex="Times New Roman1"/>
    </style:style>
    <style:style style:name="T107" style:family="text">
      <style:text-properties fo:color="#000000" style:text-position="super 58%" style:font-name-asian="Symbol" style:font-name-complex="Symbol"/>
    </style:style>
    <style:style style:name="T108" style:family="text">
      <style:text-properties fo:color="#000000" style:text-position="super 58%" fo:font-size="12pt" fo:language="en" fo:country="US" fo:font-weight="normal" style:font-size-asian="12pt" style:font-weight-asian="normal" style:font-size-complex="12pt" style:font-weight-complex="normal"/>
    </style:style>
    <style:style style:name="T109" style:family="text">
      <style:text-properties fo:color="#000000" style:text-position="super 58%" fo:font-size="12pt" fo:language="en" fo:country="US" style:font-size-asian="12pt" style:font-size-complex="12pt"/>
    </style:style>
    <style:style style:name="T110" style:family="text">
      <style:text-properties fo:color="#000000" style:text-position="super 58%" fo:font-size="12pt" fo:font-weight="normal" style:font-size-asian="12pt" style:font-weight-asian="normal" style:font-size-complex="12pt" style:font-weight-complex="normal"/>
    </style:style>
    <style:style style:name="T111"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12"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13"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14"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15" style:family="text">
      <style:text-properties fo:color="#000000" style:text-position="super 58%" fo:font-size="12pt" style:font-name-asian="Times New Roman1" style:font-size-asian="12pt" style:font-name-complex="Times New Roman1" style:font-size-complex="12pt"/>
    </style:style>
    <style:style style:name="T116" style:family="text">
      <style:text-properties fo:color="#000000" style:text-position="super 58%" fo:font-size="12pt" style:font-name-asian="Linux Libertine Display G1" style:font-size-asian="12pt" style:font-name-complex="Linux Libertine Display G1" style:font-size-complex="12pt"/>
    </style:style>
    <style:style style:name="T117"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8"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fo:color="#000000" style:text-position="super 58%" style:text-overline-style="solid" style:text-overline-width="auto" style:text-overline-color="font-color"/>
    </style:style>
    <style:style style:name="T120"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21" style:family="text">
      <style:text-properties fo:color="#000000" style:text-position="super 58%" fo:background-color="#ffffff"/>
    </style:style>
    <style:style style:name="T122" style:family="text">
      <style:text-properties fo:color="#000000" style:text-position="super 58%" style:font-name-asian="Linux Libertine Display G1" style:font-name-complex="Linux Libertine Display G1"/>
    </style:style>
    <style:style style:name="T123" style:family="text">
      <style:text-properties fo:color="#000000" style:text-position="super 58%" fo:font-weight="normal" style:font-weight-asian="normal" style:font-weight-complex="normal"/>
    </style:style>
    <style:style style:name="T124" style:family="text">
      <style:text-properties fo:color="#000000" style:text-position="super 58%" fo:font-weight="normal" style:font-name-asian="SimSun" style:font-weight-asian="normal" style:font-name-complex="Lucida Sans" style:font-weight-complex="normal"/>
    </style:style>
    <style:style style:name="T125" style:family="text">
      <style:text-properties fo:color="#000000" fo:font-style="normal" style:font-style-asian="normal" style:font-style-complex="normal"/>
    </style:style>
    <style:style style:name="T126" style:family="text">
      <style:text-properties fo:color="#000000" fo:font-style="normal" style:font-style-asian="normal" style:font-style-complex="normal" style:text-overline-style="solid" style:text-overline-width="auto" style:text-overline-color="font-color"/>
    </style:style>
    <style:style style:name="T127" style:family="text">
      <style:text-properties fo:color="#000000" fo:font-style="normal" style:font-name-asian="Times New Roman1" style:font-style-asian="normal" style:font-name-complex="Times New Roman1" style:font-style-complex="normal"/>
    </style:style>
    <style:style style:name="T128" style:family="text">
      <style:text-properties fo:color="#000000" fo:font-style="normal" style:font-name-asian="Linux Libertine Display G1" style:font-style-asian="normal" style:font-name-complex="Linux Libertine Display G1" style:font-style-complex="normal"/>
    </style:style>
    <style:style style:name="T129" style:family="text">
      <style:text-properties fo:color="#000000" fo:font-style="normal" style:font-name-asian="SimSun" style:font-style-asian="normal" style:font-name-complex="Lucida Sans" style:font-style-complex="normal"/>
    </style:style>
    <style:style style:name="T130" style:family="text">
      <style:text-properties fo:color="#000000" fo:font-style="normal" style:text-underline-style="solid" style:text-underline-width="auto" style:text-underline-color="font-color" style:font-style-asian="normal" style:font-style-complex="normal"/>
    </style:style>
    <style:style style:name="T131" style:family="text">
      <style:text-properties fo:color="#000000" fo:font-style="italic" style:font-style-asian="italic" style:font-style-complex="italic"/>
    </style:style>
    <style:style style:name="T132" style:family="text">
      <style:text-properties fo:color="#000000" style:text-position="sub 58%"/>
    </style:style>
    <style:style style:name="T133" style:family="text">
      <style:text-properties fo:color="#000000" style:text-position="sub 58%" style:font-name-asian="SimSun" style:font-name-complex="Lucida Sans"/>
    </style:style>
    <style:style style:name="T134" style:family="text">
      <style:text-properties fo:color="#000000" style:text-position="sub 58%" fo:font-style="normal" style:font-style-asian="normal" style:font-style-complex="normal"/>
    </style:style>
    <style:style style:name="T135" style:family="text">
      <style:text-properties fo:color="#000000" style:text-position="sub 58%" fo:font-style="normal" style:font-name-asian="SimSun" style:font-style-asian="normal" style:font-name-complex="Lucida Sans" style:font-style-complex="normal"/>
    </style:style>
    <style:style style:name="T136" style:family="text">
      <style:text-properties fo:color="#000000" style:text-position="sub 58%" fo:font-size="12pt" fo:font-weight="normal" style:font-size-asian="12pt" style:font-weight-asian="normal" style:font-size-complex="12pt" style:font-weight-complex="normal"/>
    </style:style>
    <style:style style:name="T137"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8"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9"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fo:color="#000000" style:text-position="sub 58%" fo:font-weight="normal" style:font-name-asian="SimSun" style:font-weight-asian="normal" style:font-name-complex="Lucida Sans" style:font-weight-complex="normal"/>
    </style:style>
    <style:style style:name="T141" style:family="text">
      <style:text-properties fo:color="#000000" style:text-position="sub 58%" fo:font-weight="normal" style:font-weight-asian="normal" style:font-weight-complex="normal"/>
    </style:style>
    <style:style style:name="T142" style:family="text">
      <style:text-properties fo:color="#000000" style:font-name-asian="Times New Roman1" style:font-name-complex="Times New Roman1"/>
    </style:style>
    <style:style style:name="T143" style:family="text">
      <style:text-properties fo:color="#000000" style:font-name-asian="Times New Roman1" style:font-name-complex="Times New Roman1" style:text-overline-style="solid" style:text-overline-width="auto" style:text-overline-color="font-color"/>
    </style:style>
    <style:style style:name="T144" style:family="text">
      <style:text-properties fo:color="#000000" style:font-name-asian="SimSun" style:font-name-complex="Lucida Sans"/>
    </style:style>
    <style:style style:name="T145" style:family="text">
      <style:text-properties fo:color="#000000" style:font-name-asian="SimSun" style:font-name-complex="Lucida Sans" style:text-overline-style="solid" style:text-overline-width="auto" style:text-overline-color="font-color"/>
    </style:style>
    <style:style style:name="T146" style:family="text">
      <style:text-properties fo:color="#000000" style:font-name-asian="Symbol" style:font-name-complex="Symbol"/>
    </style:style>
    <style:style style:name="T147" style:family="text">
      <style:text-properties fo:color="#000000" style:font-name-asian="Linux Libertine Display G1" style:font-name-complex="Linux Libertine Display G1"/>
    </style:style>
    <style:style style:name="T148" style:family="text">
      <style:text-properties fo:color="#000000" style:text-underline-style="solid" style:text-underline-width="auto" style:text-underline-color="font-color"/>
    </style:style>
    <style:style style:name="T149" style:family="text">
      <style:text-properties fo:color="#000000" fo:background-color="#ffff99"/>
    </style:style>
    <style:style style:name="T150" style:family="text">
      <style:text-properties fo:color="#000000" fo:font-size="14pt" style:font-size-asian="14pt" style:font-size-complex="14pt"/>
    </style:style>
    <style:style style:name="T151"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52"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53" style:family="text">
      <style:text-properties fo:color="#000000" style:font-name="Linux Libertine Display G" fo:font-size="12pt" fo:language="en" fo:country="US" style:font-size-asian="12pt" style:font-size-complex="12pt"/>
    </style:style>
    <style:style style:name="T154" style:family="text">
      <style:text-properties fo:color="#000000" style:text-overline-style="solid" style:text-overline-width="auto" style:text-overline-color="font-color"/>
    </style:style>
    <style:style style:name="T155" style:family="text">
      <style:text-properties fo:color="#000000" fo:background-color="#ffffff"/>
    </style:style>
    <style:style style:name="T156" style:family="text">
      <style:text-properties fo:color="#000000" fo:font-size="11.5pt" fo:font-style="normal" style:font-name-asian="Symbol" style:font-size-asian="11.5pt" style:font-style-asian="normal" style:font-name-complex="Symbol" style:font-size-complex="11.5pt" style:font-style-complex="normal"/>
    </style:style>
    <style:style style:name="T157" style:family="text">
      <style:text-properties fo:color="#000000" style:text-position="41% 100%" fo:font-size="12pt" style:font-name-asian="Times New Roman1" style:font-size-asian="12pt" style:font-name-complex="Times New Roman1" style:font-size-complex="12pt"/>
    </style:style>
    <style:style style:name="T158" style:family="text">
      <style:text-properties fo:color="#000000" style:font-name-asian="Tahoma" style:font-name-complex="Tahoma"/>
    </style:style>
    <style:style style:name="T159" style:family="text">
      <style:text-properties style:font-style-asian="normal" style:font-style-complex="normal"/>
    </style:style>
    <style:style style:name="T160" style:family="text">
      <style:text-properties fo:font-size="12pt" style:font-size-asian="12pt" style:font-size-complex="12pt"/>
    </style:style>
    <style:style style:name="T161" style:family="text">
      <style:text-properties fo:font-size="12pt" style:font-size-asian="12pt" style:font-size-complex="12pt" style:text-overline-style="solid" style:text-overline-width="auto" style:text-overline-color="font-color"/>
    </style:style>
    <style:style style:name="T162" style:family="text">
      <style:text-properties fo:font-size="12pt" fo:font-weight="normal" style:font-size-asian="12pt" style:font-weight-asian="normal" style:font-size-complex="12pt" style:font-weight-complex="normal"/>
    </style:style>
    <style:style style:name="T163"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64" style:family="text">
      <style:text-properties fo:font-size="12pt" style:font-name-asian="Times New Roman1" style:font-size-asian="12pt" style:font-name-complex="Times New Roman1" style:font-size-complex="12pt"/>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language="en" fo:country="US" style:font-size-asian="12pt" style:font-size-complex="12pt"/>
    </style:style>
    <style:style style:name="T167"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69" style:family="text">
      <style:text-properties fo:color="#ff3333"/>
    </style:style>
    <style:style style:name="T170" style:family="text">
      <style:text-properties fo:color="#ff3333" style:text-position="super 58%"/>
    </style:style>
    <style:style style:name="T171" style:family="text">
      <style:text-properties fo:color="#ff3333" style:text-position="super 58%" fo:font-style="normal" style:font-name-asian="Times New Roman1" style:font-style-asian="normal" style:font-name-complex="Times New Roman1" style:font-style-complex="normal"/>
    </style:style>
    <style:style style:name="T172" style:family="text">
      <style:text-properties fo:color="#ff3333" fo:font-style="normal" style:font-name-asian="Times New Roman1" style:font-style-asian="normal" style:font-name-complex="Times New Roman1" style:font-style-complex="normal"/>
    </style:style>
    <style:style style:name="T173" style:family="text">
      <style:text-properties fo:color="#ff3333" fo:font-style="normal" style:font-name-asian="Symbol" style:font-style-asian="normal" style:font-name-complex="Symbol" style:font-style-complex="normal"/>
    </style:style>
    <style:style style:name="T174" style:family="text">
      <style:text-properties fo:color="#ff3333" style:font-name-asian="Symbol" style:font-name-complex="Symbol"/>
    </style:style>
    <style:style style:name="T175" style:family="text">
      <style:text-properties fo:color="#ff3333" style:text-overline-style="none" style:text-overline-color="font-color"/>
    </style:style>
    <style:style style:name="T176" style:family="text">
      <style:text-properties fo:color="#ff3333" style:text-position="0% 100%" fo:font-size="12pt" fo:font-weight="normal" style:font-size-asian="12pt" style:font-weight-asian="normal" style:font-size-complex="12pt" style:font-weight-complex="normal"/>
    </style:style>
    <style:style style:name="T177" style:family="text">
      <style:text-properties style:text-position="super 58%"/>
    </style:style>
    <style:style style:name="T178" style:family="text">
      <style:text-properties style:text-position="super 58%" style:font-name-asian="SimSun" style:font-name-complex="Lucida Sans"/>
    </style:style>
    <style:style style:name="T179" style:family="text">
      <style:text-properties style:text-position="super 58%" fo:font-style="normal" style:font-name-asian="Times New Roman1" style:font-style-asian="normal" style:font-name-complex="Times New Roman1" style:font-style-complex="normal"/>
    </style:style>
    <style:style style:name="T180" style:family="text">
      <style:text-properties style:text-position="super 58%" fo:font-style="normal" style:font-style-asian="normal" style:font-style-complex="normal"/>
    </style:style>
    <style:style style:name="T181" style:family="text">
      <style:text-properties style:text-position="super 58%" fo:font-style="normal" style:font-name-asian="Linux Libertine Display G1" style:font-style-asian="normal" style:font-name-complex="Linux Libertine Display G1" style:font-style-complex="normal"/>
    </style:style>
    <style:style style:name="T182"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83" style:family="text">
      <style:text-properties style:text-position="super 58%" style:font-name-asian="Symbol" style:font-name-complex="Symbol"/>
    </style:style>
    <style:style style:name="T184" style:family="text">
      <style:text-properties style:text-position="super 58%" fo:font-size="12pt" style:font-name-asian="Times New Roman1" style:font-size-asian="12pt" style:font-name-complex="Times New Roman1" style:font-size-complex="12pt"/>
    </style:style>
    <style:style style:name="T185" style:family="text">
      <style:text-properties style:text-position="super 58%" fo:font-size="12pt" fo:language="en" fo:country="US" style:font-size-asian="12pt" style:font-size-complex="12pt"/>
    </style:style>
    <style:style style:name="T186" style:family="text">
      <style:text-properties style:text-position="super 58%" fo:font-size="12pt" fo:language="en" fo:country="US" fo:background-color="#ffffff" style:font-size-asian="12pt" style:font-size-complex="12pt"/>
    </style:style>
    <style:style style:name="T187" style:family="text">
      <style:text-properties style:text-position="super 58%" fo:font-size="12pt" fo:language="en" fo:country="US" fo:font-weight="normal" style:font-size-asian="12pt" style:font-weight-asian="normal" style:font-size-complex="12pt" style:font-weight-complex="normal"/>
    </style:style>
    <style:style style:name="T188"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89"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90"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91"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92" style:family="text">
      <style:text-properties style:text-position="super 58%" fo:font-size="12pt" fo:font-weight="normal" style:font-size-asian="12pt" style:font-weight-asian="normal" style:font-size-complex="12pt" style:font-weight-complex="normal"/>
    </style:style>
    <style:style style:name="T193" style:family="text">
      <style:text-properties style:text-position="super 58%" fo:font-size="11.5pt" style:font-name-asian="Symbol" style:font-size-asian="11.5pt" style:font-name-complex="Symbol" style:font-size-complex="11.5pt"/>
    </style:style>
    <style:style style:name="T194" style:family="text">
      <style:text-properties style:text-position="super 58%" fo:background-color="#cfe7f5"/>
    </style:style>
    <style:style style:name="T195" style:family="text">
      <style:text-properties style:text-position="super 58%" style:text-overline-style="none" style:text-overline-color="font-color"/>
    </style:style>
    <style:style style:name="T196" style:family="text">
      <style:text-properties style:text-position="super 58%" style:font-name-asian="Times New Roman1" style:font-name-complex="Times New Roman1" style:text-overline-style="none" style:text-overline-color="font-color"/>
    </style:style>
    <style:style style:name="T197" style:family="text">
      <style:text-properties style:text-position="super 58%" style:text-overline-style="solid" style:text-overline-width="auto" style:text-overline-color="font-color"/>
    </style:style>
    <style:style style:name="T198" style:family="text">
      <style:text-properties style:text-position="super 58%" fo:font-weight="normal" style:font-weight-asian="normal" style:font-weight-complex="normal"/>
    </style:style>
    <style:style style:name="T199" style:family="text">
      <style:text-properties style:text-position="super 58%" fo:font-weight="normal" style:font-name-asian="Linux Libertine Display G1" style:font-weight-asian="normal" style:font-name-complex="Linux Libertine Display G1" style:font-weight-complex="normal"/>
    </style:style>
    <style:style style:name="T200"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01" style:family="text">
      <style:text-properties style:text-position="super 58%" style:font-name-asian="Linux Libertine Display G1" style:font-name-complex="Linux Libertine Display G1"/>
    </style:style>
    <style:style style:name="T202" style:family="text">
      <style:text-properties style:text-position="super 58%" style:font-name-asian="Linux Libertine Display G1" style:font-name-complex="Linux Libertine Display G1" style:text-overline-style="none" style:text-overline-color="font-color"/>
    </style:style>
    <style:style style:name="T203" style:family="text">
      <style:text-properties style:text-position="sub 58%"/>
    </style:style>
    <style:style style:name="T204" style:family="text">
      <style:text-properties style:text-position="sub 58%" fo:font-size="12pt" style:font-name-asian="Times New Roman1" style:font-size-asian="12pt" style:font-name-complex="Times New Roman1" style:font-size-complex="12pt"/>
    </style:style>
    <style:style style:name="T205" style:family="text">
      <style:text-properties style:text-position="sub 58%" fo:font-size="12pt" fo:language="en" fo:country="US" style:font-size-asian="12pt" style:font-size-complex="12pt"/>
    </style:style>
    <style:style style:name="T206" style:family="text">
      <style:text-properties style:text-position="sub 58%" fo:font-size="12pt" fo:language="en" fo:country="US" fo:background-color="#ffffff" style:font-size-asian="12pt" style:font-size-complex="12pt"/>
    </style:style>
    <style:style style:name="T207" style:family="text">
      <style:text-properties style:text-position="sub 58%" fo:font-size="12pt" fo:font-weight="normal" style:font-size-asian="12pt" style:font-weight-asian="normal" style:font-size-complex="12pt" style:font-weight-complex="normal"/>
    </style:style>
    <style:style style:name="T208" style:family="text">
      <style:text-properties style:text-position="sub 58%" fo:font-weight="bold" style:font-weight-asian="bold" style:font-weight-complex="bold"/>
    </style:style>
    <style:style style:name="T209" style:family="text">
      <style:text-properties style:text-position="sub 58%" fo:font-size="11.5pt" style:font-name-asian="Symbol" style:font-size-asian="11.5pt" style:font-name-complex="Symbol" style:font-size-complex="11.5pt"/>
    </style:style>
    <style:style style:name="T210" style:family="text">
      <style:text-properties style:text-position="sub 58%" fo:font-size="16pt" style:font-size-asian="16pt" style:font-size-complex="16pt"/>
    </style:style>
    <style:style style:name="T211" style:family="text">
      <style:text-properties style:text-position="sub 58%" fo:background-color="#cfe7f5"/>
    </style:style>
    <style:style style:name="T212" style:family="text">
      <style:text-properties style:text-position="sub 58%" fo:font-style="normal" style:font-name-asian="Linux Libertine Display G1" style:font-style-asian="normal" style:font-name-complex="Linux Libertine Display G1" style:font-style-complex="normal"/>
    </style:style>
    <style:style style:name="T213" style:family="text">
      <style:text-properties style:text-position="sub 58%" fo:font-style="normal" style:font-style-asian="normal" style:font-style-complex="normal"/>
    </style:style>
    <style:style style:name="T214" style:family="text">
      <style:text-properties style:text-position="sub 58%" fo:font-weight="normal" style:font-weight-asian="normal" style:font-weight-complex="normal"/>
    </style:style>
    <style:style style:name="T215" style:family="text">
      <style:text-properties style:text-position="0% 100%"/>
    </style:style>
    <style:style style:name="T216" style:family="text">
      <style:text-properties style:text-position="0% 100%" fo:font-size="12pt" style:font-name-asian="Times New Roman1" style:font-size-asian="12pt" style:font-name-complex="Times New Roman1" style:font-size-complex="12pt"/>
    </style:style>
    <style:style style:name="T217"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18" style:family="text">
      <style:text-properties style:text-position="0% 100%" fo:font-size="12pt" style:font-size-asian="12pt" style:font-size-complex="12pt"/>
    </style:style>
    <style:style style:name="T219" style:family="text">
      <style:text-properties style:text-position="0% 100%" fo:font-size="12pt" fo:language="en" fo:country="US" fo:background-color="#ffffff" style:font-size-asian="12pt" style:font-size-complex="12pt"/>
    </style:style>
    <style:style style:name="T220" style:family="text">
      <style:text-properties style:text-position="0% 100%" fo:font-size="12pt" fo:language="en" fo:country="US" fo:font-weight="normal" style:font-size-asian="12pt" style:font-weight-asian="normal" style:font-size-complex="12pt" style:font-weight-complex="normal"/>
    </style:style>
    <style:style style:name="T221"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22" style:family="text">
      <style:text-properties style:text-position="0% 100%" fo:font-size="12pt" fo:font-weight="normal" style:font-size-asian="12pt" style:font-weight-asian="normal" style:font-size-complex="12pt" style:font-weight-complex="normal"/>
    </style:style>
    <style:style style:name="T223" style:family="text">
      <style:text-properties style:text-position="0% 100%" fo:font-size="12pt" fo:font-weight="normal" fo:background-color="#ffffff" style:font-size-asian="12pt" style:font-weight-asian="normal" style:font-size-complex="12pt" style:font-weight-complex="normal"/>
    </style:style>
    <style:style style:name="T224"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25"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26" style:family="text">
      <style:text-properties style:text-position="0% 100%" fo:font-weight="normal" style:font-weight-asian="normal" style:font-weight-complex="normal"/>
    </style:style>
    <style:style style:name="T227" style:family="text">
      <style:text-properties style:text-position="0% 100%" fo:font-weight="normal" style:font-weight-asian="normal" style:font-weight-complex="normal" style:text-overline-style="none" style:text-overline-color="font-color"/>
    </style:style>
    <style:style style:name="T228" style:family="text">
      <style:text-properties style:text-position="0% 100%" fo:font-weight="normal" style:font-name-asian="Linux Libertine Display G1" style:font-weight-asian="normal" style:font-name-complex="Linux Libertine Display G1" style:font-weight-complex="normal"/>
    </style:style>
    <style:style style:name="T229"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30"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31" style:family="text">
      <style:text-properties style:text-position="0% 100%" fo:font-size="11.5pt" style:font-name-asian="Symbol" style:font-size-asian="11.5pt" style:font-name-complex="Symbol" style:font-size-complex="11.5pt"/>
    </style:style>
    <style:style style:name="T232" style:family="text">
      <style:text-properties style:text-position="0% 100%" fo:font-style="italic" style:font-style-asian="italic" style:font-style-complex="italic"/>
    </style:style>
    <style:style style:name="T233" style:family="text">
      <style:text-properties style:text-position="0% 100%" fo:font-style="italic" fo:font-weight="normal" style:font-style-asian="italic" style:font-weight-asian="normal" style:font-style-complex="italic" style:font-weight-complex="normal"/>
    </style:style>
    <style:style style:name="T234" style:family="text">
      <style:text-properties style:text-position="0% 100%" fo:font-size="16pt" style:font-size-asian="16pt" style:font-size-complex="16pt"/>
    </style:style>
    <style:style style:name="T235" style:family="text">
      <style:text-properties style:text-position="0% 100%" style:text-overline-style="none" style:text-overline-color="font-color"/>
    </style:style>
    <style:style style:name="T236" style:family="text">
      <style:text-properties style:text-position="0% 100%" style:text-overline-style="solid" style:text-overline-width="auto" style:text-overline-color="font-color"/>
    </style:style>
    <style:style style:name="T237" style:family="text">
      <style:text-properties style:text-position="0% 100%" style:font-name-asian="Linux Libertine Display G1" style:font-name-complex="Linux Libertine Display G1"/>
    </style:style>
    <style:style style:name="T238" style:family="text">
      <style:text-properties style:text-position="0% 100%" style:font-name-asian="Linux Libertine Display G1" style:font-name-complex="Linux Libertine Display G1" style:text-overline-style="none" style:text-overline-color="font-color"/>
    </style:style>
    <style:style style:name="T239" style:family="text">
      <style:text-properties style:text-position="0% 100%" fo:font-weight="bold" style:font-weight-asian="bold" style:font-weight-complex="bold"/>
    </style:style>
    <style:style style:name="T240" style:family="text">
      <style:text-properties style:text-position="0% 100%" fo:language="en" fo:country="US"/>
    </style:style>
    <style:style style:name="T241" style:family="text">
      <style:text-properties style:text-position="0% 100%" style:font-name-asian="Times New Roman1" style:font-name-complex="Times New Roman1"/>
    </style:style>
    <style:style style:name="T242" style:family="text">
      <style:text-properties style:text-position="0% 100%" style:font-name-asian="SimSun" style:font-name-complex="Lucida Sans"/>
    </style:style>
    <style:style style:name="T243" style:family="text">
      <style:text-properties style:text-position="0% 100%" fo:font-style="normal" style:font-style-asian="normal" style:font-style-complex="normal"/>
    </style:style>
    <style:style style:name="T244" style:family="text">
      <style:text-properties style:font-name-asian="Times New Roman1" style:font-name-complex="Times New Roman1"/>
    </style:style>
    <style:style style:name="T245" style:family="text">
      <style:text-properties style:font-name-asian="Times New Roman1" style:font-name-complex="Times New Roman1" style:text-overline-style="none" style:text-overline-color="font-color"/>
    </style:style>
    <style:style style:name="T246" style:family="text">
      <style:text-properties style:font-name-asian="Times New Roman1" style:font-name-complex="Times New Roman1" style:text-overline-style="solid" style:text-overline-width="auto" style:text-overline-color="font-color"/>
    </style:style>
    <style:style style:name="T247" style:family="text">
      <style:text-properties style:font-name-asian="SimSun" style:font-name-complex="Lucida Sans"/>
    </style:style>
    <style:style style:name="T248" style:family="text">
      <style:text-properties fo:font-style="italic" fo:background-color="#ffffff" style:font-style-asian="italic" style:font-style-complex="italic"/>
    </style:style>
    <style:style style:name="T249" style:family="text">
      <style:text-properties fo:font-style="italic" style:font-name-asian="Times New Roman1" style:font-style-asian="italic" style:font-name-complex="Times New Roman1"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text-overline-style="none" style:text-overline-color="font-color"/>
    </style:style>
    <style:style style:name="T252" style:family="text">
      <style:text-properties fo:font-style="italic" fo:font-weight="bold" style:font-style-asian="italic" style:font-weight-asian="bold" style:font-style-complex="italic" style:font-weight-complex="bold"/>
    </style:style>
    <style:style style:name="T253" style:family="text">
      <style:text-properties fo:font-style="italic" style:font-name-asian="Linux Libertine Display G1" style:font-style-asian="italic" style:font-name-complex="Linux Libertine Display G1" style:font-style-complex="italic"/>
    </style:style>
    <style:style style:name="T254" style:family="text">
      <style:text-properties fo:font-style="italic" fo:font-weight="normal" style:font-style-asian="italic" style:font-weight-asian="normal" style:font-style-complex="italic" style:font-weight-complex="normal"/>
    </style:style>
    <style:style style:name="T255" style:family="text">
      <style:text-properties fo:font-style="normal" style:font-name-asian="Times New Roman1" style:font-style-asian="normal" style:font-name-complex="Times New Roman1" style:font-style-complex="normal"/>
    </style:style>
    <style:style style:name="T256" style:family="text">
      <style:text-properties fo:font-style="normal" style:font-style-asian="normal" style:font-style-complex="normal"/>
    </style:style>
    <style:style style:name="T257" style:family="text">
      <style:text-properties fo:font-style="normal" style:font-style-asian="normal" style:font-style-complex="normal" style:text-overline-style="none" style:text-overline-color="font-color"/>
    </style:style>
    <style:style style:name="T258" style:family="text">
      <style:text-properties fo:font-style="normal" style:font-name-asian="Linux Libertine Display G1" style:font-style-asian="normal" style:font-name-complex="Linux Libertine Display G1" style:font-style-complex="normal"/>
    </style:style>
    <style:style style:name="T259"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60" style:family="text">
      <style:text-properties fo:font-style="normal" fo:font-weight="bold" style:font-style-asian="normal" style:font-weight-asian="bold" style:font-style-complex="normal" style:font-weight-complex="bold"/>
    </style:style>
    <style:style style:name="T261" style:family="text">
      <style:text-properties style:font-name-asian="Symbol" style:font-name-complex="Symbol"/>
    </style:style>
    <style:style style:name="T262" style:family="text">
      <style:text-properties fo:color="#cc0000"/>
    </style:style>
    <style:style style:name="T263" style:family="text">
      <style:text-properties fo:color="#cc0000" style:font-name-asian="Symbol" style:font-name-complex="Symbol"/>
    </style:style>
    <style:style style:name="T264" style:family="text">
      <style:text-properties fo:color="#cc0000" style:text-position="super 58%"/>
    </style:style>
    <style:style style:name="T265" style:family="text">
      <style:text-properties fo:color="#cc0000" style:text-position="super 58%" style:font-name-asian="Symbol" style:font-name-complex="Symbol"/>
    </style:style>
    <style:style style:name="T266" style:family="text">
      <style:text-properties fo:color="#cc0000" style:text-position="super 58%" fo:font-size="12pt" style:font-name-asian="Times New Roman1" style:font-size-asian="12pt" style:font-name-complex="Times New Roman1" style:font-size-complex="12pt"/>
    </style:style>
    <style:style style:name="T267" style:family="text">
      <style:text-properties fo:color="#cc0000" style:text-position="super 58%" fo:font-size="12pt" fo:language="en" fo:country="US" style:font-size-asian="12pt" style:font-size-complex="12pt"/>
    </style:style>
    <style:style style:name="T268" style:family="text">
      <style:text-properties fo:color="#cc0000" style:text-position="super 58%" fo:font-size="12pt" fo:language="en" fo:country="US" style:font-size-asian="12pt" style:font-size-complex="12pt" style:text-overline-style="none" style:text-overline-color="font-color"/>
    </style:style>
    <style:style style:name="T269" style:family="text">
      <style:text-properties fo:color="#cc0000" style:text-position="super 58%" fo:font-size="12pt" fo:font-weight="normal" style:font-size-asian="12pt" style:font-weight-asian="normal" style:font-size-complex="12pt" style:font-weight-complex="normal"/>
    </style:style>
    <style:style style:name="T270" style:family="text">
      <style:text-properties fo:color="#cc0000" style:text-position="super 58%" fo:font-style="normal" style:font-name-asian="Linux Libertine Display G1" style:font-style-asian="normal" style:font-name-complex="Linux Libertine Display G1" style:font-style-complex="normal"/>
    </style:style>
    <style:style style:name="T271"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72" style:family="text">
      <style:text-properties fo:color="#cc0000" style:text-position="0% 100%"/>
    </style:style>
    <style:style style:name="T273" style:family="text">
      <style:text-properties fo:color="#cc0000" style:text-position="0% 100%" fo:font-size="12pt" style:font-name-asian="Times New Roman1" style:font-size-asian="12pt" style:font-name-complex="Times New Roman1" style:font-size-complex="12pt"/>
    </style:style>
    <style:style style:name="T274" style:family="text">
      <style:text-properties fo:color="#cc0000" style:text-position="0% 100%" fo:font-size="12pt" fo:font-weight="normal" style:font-size-asian="12pt" style:font-weight-asian="normal" style:font-size-complex="12pt" style:font-weight-complex="normal"/>
    </style:style>
    <style:style style:name="T275"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76"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77" style:family="text">
      <style:text-properties fo:color="#cc0000" style:text-position="0% 100%" fo:font-size="12pt" fo:language="en" fo:country="US" style:font-size-asian="12pt" style:font-size-complex="12pt"/>
    </style:style>
    <style:style style:name="T278" style:family="text">
      <style:text-properties fo:color="#cc0000" style:text-position="0% 100%" fo:font-size="12pt" fo:language="en" fo:country="US" style:font-size-asian="12pt" style:font-size-complex="12pt" style:text-overline-style="none" style:text-overline-color="font-color"/>
    </style:style>
    <style:style style:name="T279" style:family="text">
      <style:text-properties fo:color="#cc0000" style:text-position="0% 100%" fo:font-size="12pt" fo:language="en" fo:country="US" fo:font-weight="normal" style:font-size-asian="12pt" style:font-weight-asian="normal" style:font-size-complex="12pt" style:font-weight-complex="normal"/>
    </style:style>
    <style:style style:name="T280" style:family="text">
      <style:text-properties fo:color="#cc0000" style:text-position="0% 100%" fo:font-size="12pt" style:text-underline-style="none" fo:font-weight="normal" style:font-size-asian="12pt" style:font-weight-asian="normal" style:font-size-complex="12pt" style:font-weight-complex="normal"/>
    </style:style>
    <style:style style:name="T281" style:family="text">
      <style:text-properties fo:color="#cc0000" style:text-position="0% 100%" style:text-overline-style="solid" style:text-overline-width="auto" style:text-overline-color="font-color"/>
    </style:style>
    <style:style style:name="T282" style:family="text">
      <style:text-properties fo:color="#cc0000" style:text-position="0% 100%" fo:font-weight="normal" style:font-weight-asian="normal" style:font-weight-complex="normal"/>
    </style:style>
    <style:style style:name="T283" style:family="text">
      <style:text-properties fo:color="#cc0000" style:text-position="0% 100%" fo:font-style="italic" fo:font-weight="normal" style:font-style-asian="italic" style:font-weight-asian="normal" style:font-style-complex="italic" style:font-weight-complex="normal"/>
    </style:style>
    <style:style style:name="T284" style:family="text">
      <style:text-properties fo:color="#cc0000" fo:font-style="italic" style:font-style-asian="italic" style:font-style-complex="italic"/>
    </style:style>
    <style:style style:name="T285" style:family="text">
      <style:text-properties fo:color="#cc0000" style:text-position="sub 58%"/>
    </style:style>
    <style:style style:name="T286" style:family="text">
      <style:text-properties fo:color="#cc0000" style:text-position="sub 58%" fo:font-style="normal" style:font-name-asian="Linux Libertine Display G1" style:font-style-asian="normal" style:font-name-complex="Linux Libertine Display G1" style:font-style-complex="normal"/>
    </style:style>
    <style:style style:name="T287" style:family="text">
      <style:text-properties fo:color="#cc0000" style:text-position="sub 58%" fo:font-size="12pt" fo:font-weight="normal" style:font-size-asian="12pt" style:font-weight-asian="normal" style:font-size-complex="12pt" style:font-weight-complex="normal"/>
    </style:style>
    <style:style style:name="T288" style:family="text">
      <style:text-properties fo:color="#cc0000" style:text-position="sub 58%" style:text-overline-style="solid" style:text-overline-width="auto" style:text-overline-color="font-color"/>
    </style:style>
    <style:style style:name="T289" style:family="text">
      <style:text-properties fo:color="#cc0000" style:font-name-asian="SimSun" style:font-name-complex="Lucida Sans"/>
    </style:style>
    <style:style style:name="T290" style:family="text">
      <style:text-properties fo:color="#cc0000" fo:font-style="normal" style:font-name-asian="SimSun" style:font-style-asian="normal" style:font-name-complex="Lucida Sans" style:font-style-complex="normal"/>
    </style:style>
    <style:style style:name="T291" style:family="text">
      <style:text-properties fo:color="#cc0000" fo:font-style="normal" style:font-name-asian="Linux Libertine Display G1" style:font-style-asian="normal" style:font-name-complex="Linux Libertine Display G1" style:font-style-complex="normal"/>
    </style:style>
    <style:style style:name="T292" style:family="text">
      <style:text-properties fo:color="#cc0000" fo:font-style="normal" fo:background-color="#ffffff" style:font-name-asian="Linux Libertine Display G1" style:font-style-asian="normal" style:font-name-complex="Linux Libertine Display G1" style:font-style-complex="normal"/>
    </style:style>
    <style:style style:name="T293" style:family="text">
      <style:text-properties fo:color="#cc0000" fo:font-style="normal" style:font-style-asian="normal" style:font-style-complex="normal"/>
    </style:style>
    <style:style style:name="T294" style:family="text">
      <style:text-properties fo:color="#cc0000" style:font-name-asian="Tahoma" style:font-name-complex="Tahoma"/>
    </style:style>
    <style:style style:name="T295" style:family="text">
      <style:text-properties fo:color="#cc0000" style:font-name-asian="Linux Libertine Display G1" style:font-name-complex="Linux Libertine Display G1"/>
    </style:style>
    <style:style style:name="T296" style:family="text">
      <style:text-properties fo:color="#cc0000" style:font-name-asian="Linux Libertine Display G1" style:font-name-complex="Linux Libertine Display G1" style:text-overline-style="none" style:text-overline-color="font-color"/>
    </style:style>
    <style:style style:name="T297" style:family="text">
      <style:text-properties fo:color="#009900"/>
    </style:style>
    <style:style style:name="T298" style:family="text">
      <style:text-properties fo:color="#009900" style:text-position="super 58%"/>
    </style:style>
    <style:style style:name="T299" style:family="text">
      <style:text-properties fo:color="#009900" style:text-position="super 58%" style:font-name-asian="Symbol" style:font-name-complex="Symbol"/>
    </style:style>
    <style:style style:name="T300" style:family="text">
      <style:text-properties fo:color="#009900" style:text-position="super 58%" fo:font-size="12pt" style:font-name-asian="Linux Libertine Display G1" style:font-size-asian="12pt" style:font-name-complex="Linux Libertine Display G1" style:font-size-complex="12pt"/>
    </style:style>
    <style:style style:name="T301" style:family="text">
      <style:text-properties fo:color="#009900" style:text-position="super 58%" fo:font-weight="normal" style:font-weight-asian="normal" style:font-weight-complex="normal"/>
    </style:style>
    <style:style style:name="T302" style:family="text">
      <style:text-properties fo:color="#009900" style:font-name-asian="Symbol" style:font-name-complex="Symbol"/>
    </style:style>
    <style:style style:name="T303" style:family="text">
      <style:text-properties fo:color="#009900" style:text-overline-style="solid" style:text-overline-width="auto" style:text-overline-color="font-color"/>
    </style:style>
    <style:style style:name="T304" style:family="text">
      <style:text-properties fo:color="#009900" style:text-position="0% 100%" style:text-overline-style="none" style:text-overline-color="font-color"/>
    </style:style>
    <style:style style:name="T305" style:family="text">
      <style:text-properties fo:color="#009900" style:text-position="0% 100%" fo:font-weight="normal" style:font-weight-asian="normal" style:font-weight-complex="normal"/>
    </style:style>
    <style:style style:name="T306" style:family="text">
      <style:text-properties fo:color="#009900" fo:font-size="12pt" style:font-name-asian="Linux Libertine Display G1" style:font-size-asian="12pt" style:font-name-complex="Linux Libertine Display G1" style:font-size-complex="12pt"/>
    </style:style>
    <style:style style:name="T307" style:family="text">
      <style:text-properties fo:color="#009900" style:font-name-asian="Linux Libertine Display G1" style:font-name-complex="Linux Libertine Display G1"/>
    </style:style>
    <style:style style:name="T308" style:family="text">
      <style:text-properties style:text-underline-style="none"/>
    </style:style>
    <style:style style:name="T309" style:family="text">
      <style:text-properties style:text-line-through-style="solid"/>
    </style:style>
    <style:style style:name="T310" style:family="text">
      <style:text-properties style:text-line-through-style="solid" style:text-position="super 58%"/>
    </style:style>
    <style:style style:name="T311" style:family="text">
      <style:text-properties style:text-line-through-style="solid" style:text-position="sub 58%"/>
    </style:style>
    <style:style style:name="T312" style:family="text">
      <style:text-properties style:text-line-through-style="solid" style:text-overline-style="solid" style:text-overline-width="auto" style:text-overline-color="font-color"/>
    </style:style>
    <style:style style:name="T313" style:family="text">
      <style:text-properties fo:color="#cc9900"/>
    </style:style>
    <style:style style:name="T314" style:family="text">
      <style:text-properties fo:color="#cc9900" fo:font-style="italic" style:font-style-asian="italic" style:font-style-complex="italic"/>
    </style:style>
    <style:style style:name="T315" style:family="text">
      <style:text-properties fo:font-variant="normal" fo:text-transform="none" fo:letter-spacing="normal" fo:font-weight="normal" style:font-weight-asian="normal" style:font-weight-complex="normal"/>
    </style:style>
    <style:style style:name="T316"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317" style:family="text">
      <style:text-properties fo:font-variant="normal" fo:text-transform="none" fo:letter-spacing="normal" fo:font-style="italic" fo:font-weight="normal" style:font-style-asian="italic" style:font-weight-asian="normal" style:font-style-complex="italic" style:font-weight-complex="normal"/>
    </style:style>
    <style:style style:name="T318" style:family="text">
      <style:text-properties fo:font-variant="normal" fo:text-transform="none" fo:letter-spacing="normal" fo:font-style="normal"/>
    </style:style>
    <style:style style:name="T319" style:family="text">
      <style:text-properties fo:font-variant="normal" fo:text-transform="none" fo:color="#cc0000" fo:letter-spacing="normal" fo:font-weight="normal" style:font-weight-asian="normal" style:font-weight-complex="normal"/>
    </style:style>
    <style:style style:name="T320"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21"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22"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23"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24"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25"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26"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27"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28"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29"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30"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31"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32"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33"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34"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35"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36"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37"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38"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39"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40"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41"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342"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43"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344"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345"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346"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347"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348"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349"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0"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51"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2"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53"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54"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55"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356" style:family="text">
      <style:text-properties style:text-overline-style="solid" style:text-overline-width="auto" style:text-overline-color="font-color"/>
    </style:style>
    <style:style style:name="T357" style:family="text">
      <style:text-properties fo:color="#006600"/>
    </style:style>
    <style:style style:name="T358" style:family="text">
      <style:text-properties style:text-overline-style="none" style:text-overline-color="font-color"/>
    </style:style>
    <style:style style:name="T359" style:family="text">
      <style:text-properties style:font-name-asian="Linux Libertine Display G1" style:font-name-complex="Linux Libertine Display G1"/>
    </style:style>
    <style:style style:name="T360" style:family="text">
      <style:text-properties style:font-name-asian="Linux Libertine Display G1" style:font-name-complex="Linux Libertine Display G1" style:text-overline-style="none" style:text-overline-color="font-color"/>
    </style:style>
    <style:style style:name="T361" style:family="text">
      <style:text-properties style:font-name-asian="Linux Libertine Display G1" style:font-name-complex="Linux Libertine Display G1" style:text-overline-style="solid" style:text-overline-width="auto" style:text-overline-color="font-color"/>
    </style:style>
    <style:style style:name="T362" style:family="text">
      <style:text-properties fo:font-weight="bold" style:font-weight-asian="bold" style:font-weight-complex="bold"/>
    </style:style>
    <style:style style:name="T363" style:family="text">
      <style:text-properties fo:color="#222222"/>
    </style:style>
    <style:style style:name="T364" style:family="text">
      <style:text-properties fo:color="#222222" style:font-name-asian="Linux Libertine Display G1" style:font-name-complex="Linux Libertine Display G1"/>
    </style:style>
    <style:style style:name="T365" style:family="text">
      <style:text-properties fo:font-size="11.5pt" style:font-name-asian="Symbol" style:font-size-asian="11.5pt" style:font-name-complex="Symbol" style:font-size-complex="11.5pt"/>
    </style:style>
    <style:style style:name="T366" style:family="text">
      <style:text-properties fo:font-size="14pt" style:font-size-asian="14pt" style:font-size-complex="14pt"/>
    </style:style>
    <style:style style:name="T367" style:family="text">
      <style:text-properties fo:font-size="14pt" style:font-size-asian="14pt" style:font-size-complex="14pt" style:text-overline-style="solid" style:text-overline-width="auto" style:text-overline-color="font-color"/>
    </style:style>
    <style:style style:name="T368" style:family="text">
      <style:text-properties fo:background-color="#ffff99"/>
    </style:style>
    <style:style style:name="T369" style:family="text">
      <style:text-properties fo:color="#6600cc"/>
    </style:style>
    <style:style style:name="T370" style:family="text">
      <style:text-properties fo:color="#6600cc" fo:font-style="italic" style:font-style-asian="italic" style:font-style-complex="italic"/>
    </style:style>
    <style:style style:name="T371" style:family="text">
      <style:text-properties fo:color="#6600cc" style:text-position="0% 100%"/>
    </style:style>
    <style:style style:name="T372" style:family="text">
      <style:text-properties fo:color="#6600cc" style:text-position="0% 100%" fo:font-weight="normal" style:font-weight-asian="normal" style:font-weight-complex="normal"/>
    </style:style>
    <style:style style:name="T373" style:family="text">
      <style:text-properties fo:color="#6600cc" style:text-position="0% 100%" fo:font-weight="normal" style:font-weight-asian="normal" style:font-weight-complex="normal" style:text-overline-style="solid" style:text-overline-width="auto" style:text-overline-color="font-color"/>
    </style:style>
    <style:style style:name="T374" style:family="text">
      <style:text-properties fo:color="#6600cc" style:text-position="sub 58%"/>
    </style:style>
    <style:style style:name="T375" style:family="text">
      <style:text-properties fo:color="#6600cc" style:text-position="super 58%"/>
    </style:style>
    <style:style style:name="T376" style:family="text">
      <style:text-properties fo:color="#800000"/>
    </style:style>
    <style:style style:name="T377" style:family="text">
      <style:text-properties style:text-line-through-style="none"/>
    </style:style>
    <style:style style:name="T378" style:family="text">
      <style:text-properties style:text-line-through-style="none" style:text-position="super 58%"/>
    </style:style>
    <style:style style:name="T379" style:family="text">
      <style:text-properties style:text-line-through-style="none" style:text-position="sub 58%"/>
    </style:style>
    <style:style style:name="T380" style:family="text">
      <style:text-properties style:text-line-through-style="none" fo:font-style="italic" style:font-style-asian="italic" style:font-style-complex="italic"/>
    </style:style>
    <style:style style:name="T381" style:family="text">
      <style:text-properties fo:font-size="16pt" style:font-size-asian="16pt" style:font-size-complex="16pt"/>
    </style:style>
    <style:style style:name="T382" style:family="text">
      <style:text-properties fo:background-color="#cfe7f5"/>
    </style:style>
    <style:style style:name="T383" style:family="text">
      <style:text-properties fo:color="#9900ff"/>
    </style:style>
    <style:style style:name="T384" style:family="text">
      <style:text-properties fo:color="#009999"/>
    </style:style>
    <style:style style:name="T385" style:family="text">
      <style:text-properties fo:background-color="#ffffff"/>
    </style:style>
    <style:style style:name="T386" style:family="text">
      <style:text-properties fo:background-color="#ffffff" style:font-name-asian="Linux Libertine Display G1" style:font-name-complex="Linux Libertine Display G1"/>
    </style:style>
    <style:style style:name="T387" style:family="text">
      <style:text-properties fo:color="#ed1c24" style:font-name-asian="Times New Roman1" style:font-name-complex="Times New Roman1"/>
    </style:style>
    <style:style style:name="T388" style:family="text">
      <style:text-properties fo:color="#ed1c24" style:text-position="41% 100%" style:font-name-asian="Times New Roman1" style:font-name-complex="Times New Roman1"/>
    </style:style>
    <style:style style:name="T389" style:family="text">
      <style:text-properties fo:color="#ed1c24" style:text-position="41% 100%" fo:font-size="12pt" style:font-name-asian="Times New Roman1" style:font-size-asian="12pt" style:font-name-complex="Times New Roman1" style:font-size-complex="12pt"/>
    </style:style>
    <style:style style:name="T390" style:family="text">
      <style:text-properties fo:color="#ed1c24" style:font-name-asian="Times New Roman" style:font-name-complex="Times New Roman"/>
    </style:style>
    <style:style style:name="T391" style:family="text">
      <style:text-properties fo:color="#ed1c24" style:text-position="0% 100%" fo:font-size="12pt" style:font-name-asian="Times New Roman1" style:font-size-asian="12pt" style:font-name-complex="Times New Roman1" style:font-size-complex="12pt"/>
    </style:style>
    <style:style style:name="T392" style:family="text">
      <style:text-properties fo:color="#ed1c24" style:font-name-asian="Tahoma" style:font-name-complex="Tahoma"/>
    </style:style>
    <style:style style:name="T393" style:family="text">
      <style:text-properties style:use-window-font-color="true" style:font-name-asian="Times New Roman" style:font-name-complex="Times New Roman"/>
    </style:style>
    <style:style style:name="T394" style:family="text">
      <style:text-properties style:use-window-font-color="true" style:text-position="0% 100%" fo:font-size="12pt" style:font-name-asian="Times New Roman" style:font-size-asian="12pt" style:font-name-complex="Times New Roman" style:font-size-complex="12pt"/>
    </style:style>
    <style:style style:name="T395"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96" style:family="text">
      <style:text-properties fo:color="#3f48cc" style:text-position="0% 100%" fo:font-size="12pt" style:font-name-asian="Times New Roman1" style:font-size-asian="12pt" style:font-name-complex="Times New Roman1" style:font-size-complex="12pt"/>
    </style:style>
    <style:style style:name="T397" style:family="text">
      <style:text-properties fo:color="#3f48cc" style:text-position="0% 100%" fo:font-size="12pt" style:font-name-asian="Times New Roman" style:font-size-asian="12pt" style:font-name-complex="Times New Roman" style:font-size-complex="12pt"/>
    </style:style>
    <style:style style:name="T398" style:family="text">
      <style:text-properties fo:color="#3f48cc" style:text-position="41% 100%" fo:font-size="12pt" style:font-name-asian="Times New Roman1" style:font-size-asian="12pt" style:font-name-complex="Times New Roman1" style:font-size-complex="12pt"/>
    </style:style>
    <style:style style:name="T399" style:family="text">
      <style:text-properties fo:color="#3f48cc" style:font-name-asian="Tahoma" style:font-name-complex="Tahoma"/>
    </style:style>
    <style:style style:name="T400" style:family="text">
      <style:text-properties fo:color="#ff7f27" style:text-position="0% 100%" fo:font-size="12pt" style:font-name-asian="Times New Roman1" style:font-size-asian="12pt" style:font-name-complex="Times New Roman1" style:font-size-complex="12pt"/>
    </style:style>
    <style:style style:name="T401" style:family="text">
      <style:text-properties fo:color="#ff7f27" style:text-position="0% 100%" fo:font-size="12pt" style:font-name-asian="Times New Roman" style:font-size-asian="12pt" style:font-name-complex="Times New Roman" style:font-size-complex="12pt"/>
    </style:style>
    <style:style style:name="T402" style:family="text">
      <style:text-properties fo:color="#22b14c" style:text-position="0% 100%" fo:font-size="12pt" style:font-name-asian="Times New Roman1" style:font-size-asian="12pt" style:font-name-complex="Times New Roman1" style:font-size-complex="12pt"/>
    </style:style>
    <style:style style:name="T403" style:family="text">
      <style:text-properties fo:color="#22b14c" style:text-position="0% 100%" fo:font-size="12pt" style:font-name-asian="Times New Roman" style:font-size-asian="12pt" style:font-name-complex="Times New Roman" style:font-size-complex="12pt"/>
    </style:style>
    <style:style style:name="T404" style:family="text">
      <style:text-properties fo:font-size="10pt" style:font-size-asian="10pt" style:font-size-complex="10pt"/>
    </style:style>
    <style:style style:name="T405" style:family="text">
      <style:text-properties fo:font-size="8pt" style:font-size-asian="8pt" style:font-size-complex="8pt"/>
    </style:style>
    <style:style style:name="T406" style:family="text">
      <style:text-properties style:font-name-asian="Tahoma" style:font-name-complex="Tahoma"/>
    </style:style>
    <style:style style:name="T407"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Operations &amp; Compositions</text:p>
      <text:p text:style-name="P115"/>
      <text:p text:style-name="P115"/>
      <text:p text:style-name="P55">A composition is a function in a function:</text:p>
      <text:p text:style-name="P55"/>
      <text:p text:style-name="P55"/>
      <text:list xml:id="list3645590996201069576" text:style-name="L132">
        <text:list-item>
          <text:p text:style-name="P264"><text:span text:style-name="T92">A compound operator is ± where x = </text:span><text:span text:style-name="T22">±5</text:span><text:span text:style-name="T92"> is the solution to 25 because </text:span><text:span text:style-name="T22">–5</text:span><text:span text:style-name="T123">2</text:span><text:span text:style-name="T92"> = 25 and</text:span><text:span text:style-name="T22"> 5</text:span><text:span text:style-name="T38">2</text:span><text:span text:style-name="T92"> = 25. <text:s/></text:span></text:p>
        </text:list-item>
        <text:list-item>
          <text:p text:style-name="P264"><text:span text:style-name="T92">A compound operation is when skipping steps during simplifying: (2+3∙3)</text:span><text:span text:style-name="T123">2</text:span><text:span text:style-name="T92"> +1= 122.</text:span></text:p>
        </text:list-item>
        <text:list-item>
          <text:p text:style-name="P131">A function is a compound operation where many steps are done: f(x) = (2x+2)/3 <text:s text:c="2"/>so f(5) = 4.</text:p>
        </text:list-item>
        <text:list-item>
          <text:p text:style-name="P131">A composition is a compound function where a function is used as an input in other function.</text:p>
        </text:list-item>
      </text:list>
      <text:p text:style-name="P115"/>
      <text:p text:style-name="P115"/>
      <text:p text:style-name="P55">There are four formulas for compositions:</text:p>
      <text:p text:style-name="P55"/>
      <text:p text:style-name="P55"/>
      <text:list xml:id="list998039688150713889" text:style-name="L137">
        <text:list-item>
          <text:p text:style-name="P265"><text:span text:style-name="T92">(</text:span><text:span text:style-name="T22">f</text:span><text:span text:style-name="T92">+</text:span><text:span text:style-name="T282">g</text:span><text:span text:style-name="T92">)(x) = </text:span><text:span text:style-name="T22">f(x)</text:span><text:span text:style-name="T92">+</text:span><text:span text:style-name="T282">g(x)</text:span><text:span text:style-name="T92"><text:tab/><text:tab/>This is notation for addition of two functions and not distribution.</text:span></text:p>
        </text:list-item>
        <text:list-item>
          <text:p text:style-name="P265"><text:span text:style-name="T92">(</text:span><text:span text:style-name="T22">f</text:span><text:span text:style-name="T92">–</text:span><text:span text:style-name="T282">g</text:span><text:span text:style-name="T92">)(x) = </text:span><text:span text:style-name="T22">f(x)</text:span><text:span text:style-name="T92">–</text:span><text:span text:style-name="T282">g(x)</text:span><text:span text:style-name="T92"><text:tab/><text:tab/>This is notation for subtraction of two functions and not distribution.</text:span></text:p>
        </text:list-item>
        <text:list-item>
          <text:p text:style-name="P265"><text:span text:style-name="T92">(</text:span><text:span text:style-name="T22">f</text:span><text:span text:style-name="T282">g </text:span><text:span text:style-name="T92">)(x) = </text:span><text:span text:style-name="T22">f(x)</text:span><text:span text:style-name="T282">g(x)</text:span><text:span text:style-name="T92"><text:tab/><text:tab/>This is notation for multiplication of two functions and not distribution.</text:span></text:p>
        </text:list-item>
        <text:list-item>
          <text:p text:style-name="P265"><text:span text:style-name="T92">(</text:span><text:span text:style-name="T22">f</text:span><text:span text:style-name="T92">/</text:span><text:span text:style-name="T282">g</text:span><text:span text:style-name="T92">)(x) = </text:span><text:span text:style-name="T22">f(x)</text:span><text:span text:style-name="T92">/</text:span><text:span text:style-name="T282">g(x)</text:span><text:span text:style-name="T92"><text:tab/><text:tab/>This is notation for division of two functions and not distribution.</text:span></text:p>
        </text:list-item>
      </text:list>
      <text:p text:style-name="P115"/>
      <text:p text:style-name="P115"/>
      <text:p text:style-name="P263"><text:span text:style-name="T92">The reason it is not distribution is because of how the notation is pronounced, and how f and g are not variables but shorthand notes. (f± or ∙/g)(x) is spoken as “(1</text:span><text:span text:style-name="T123">st</text:span><text:span text:style-name="T92"> function plus/minus or times/divided 2</text:span><text:span text:style-name="T123">nd</text:span><text:span text:style-name="T92"> function)” I put all four operators in one sentence because I did not want to write four rules, one for each operation.</text:span></text:p>
      <text:p text:style-name="P263"><text:span text:style-name="T92">(f+g)(x) is the sum of two functions: Let f(x) = ⅔x –12 and g(x) = </text:span><text:span text:style-name="T123">7</text:span><text:span text:style-name="T92">/</text:span><text:span text:style-name="T141">2</text:span><text:span text:style-name="T92">x+2.3.</text:span></text:p>
      <text:p text:style-name="P115"/>
      <text:p text:style-name="P115"/>
      <text:p text:style-name="P263"><text:span text:style-name="T92">Find the sum of </text:span><text:span text:style-name="T22">f(x)</text:span><text:span text:style-name="T92"> and </text:span><text:span text:style-name="T282">g(x) </text:span><text:span text:style-name="T92">using</text:span><text:span text:style-name="T282"> </text:span><text:span text:style-name="T92">(</text:span><text:span text:style-name="T22">f</text:span><text:span text:style-name="T92">+</text:span><text:span text:style-name="T282">g</text:span><text:span text:style-name="T92">)(x) = y <text:tab/><text:tab/><text:tab/><text:tab/><text:tab/><text:tab/><text:tab/></text:span></text:p>
      <text:p text:style-name="P115">x = 0<text:tab/><text:tab/></text:p>
      <text:p text:style-name="P115"/>
      <text:p text:style-name="P115"/>
      <text:p text:style-name="P263"><text:span text:style-name="T22">f(0) </text:span><text:span text:style-name="T92">=</text:span><text:span text:style-name="T22"> ⅔x –12 </text:span><text:span text:style-name="T92">and </text:span><text:span text:style-name="T282">g(0) </text:span><text:span text:style-name="T92">= </text:span><text:span text:style-name="T123">7</text:span><text:span text:style-name="T92">/</text:span><text:span text:style-name="T141">2</text:span><text:span text:style-name="T92">x+2.3<text:tab/></text:span><text:span text:style-name="T282"><text:tab/></text:span></text:p>
      <text:p text:style-name="P263"><text:span text:style-name="T92"><text:tab/><text:tab/></text:span><text:span text:style-name="T22">–12</text:span><text:span text:style-name="T282">+2.3</text:span></text:p>
      <text:p text:style-name="P115"><text:tab/><text:tab/>–10.7 = y</text:p>
      <text:p text:style-name="P115"><text:tab/><text:tab/>(0, – 10.7)<text:tab/></text:p>
      <text:p text:style-name="P115"/>
      <text:p text:style-name="P115"/>
      <text:p text:style-name="P263"><text:span text:style-name="T92">x = – 2 <text:tab/><text:tab/></text:span><text:span text:style-name="T22">f(–2</text:span><text:span text:style-name="T92">) = (⅔)(–2) –12</text:span><text:span text:style-name="T22"> </text:span><text:span text:style-name="T92">+ </text:span><text:span text:style-name="T282">g(–2)</text:span><text:span text:style-name="T92"> = (</text:span><text:span text:style-name="T123">7</text:span><text:span text:style-name="T92">/</text:span><text:span text:style-name="T141">2</text:span><text:span text:style-name="T92">)(–2)+2.3</text:span></text:p>
      <text:p text:style-name="P263"><text:span text:style-name="T92"><text:tab/><text:tab/><text:tab/></text:span><text:span text:style-name="T22">–4/3</text:span><text:span text:style-name="T92"> </text:span><text:span text:style-name="T282">–12</text:span><text:span text:style-name="T92"> <text:s text:c="4"/>+<text:tab/> <text:s text:c="10"/>–14/2+2.3</text:span></text:p>
      <text:p text:style-name="P263"><text:span text:style-name="T92"><text:tab/><text:tab/><text:tab/> </text:span><text:span text:style-name="T372">–1.</text:span><text:span text:style-name="T373">3</text:span><text:span text:style-name="T372">–7 –9.7</text:span><text:span text:style-name="T92"> <text:s text:c="2"/><text:tab/><text:tab/><text:tab/><text:tab/> </text:span></text:p>
      <text:p text:style-name="P115"><text:tab/><text:tab/><text:tab/>–17.7 –⅓</text:p>
      <text:p text:style-name="P263"><text:span text:style-name="T92"><text:tab/><text:tab/><text:tab/>–17 –</text:span><text:span text:style-name="T123">7</text:span><text:span text:style-name="T92">/</text:span><text:span text:style-name="T141">10</text:span><text:span text:style-name="T92"> –⅓ <text:s text:c="3"/></text:span></text:p>
      <text:p text:style-name="P263"><text:span text:style-name="T92"><text:tab/><text:tab/><text:tab/>–17 –</text:span><text:span text:style-name="T123">21</text:span><text:span text:style-name="T92">/</text:span><text:span text:style-name="T141">30</text:span><text:span text:style-name="T92"> –</text:span><text:span text:style-name="T123">10</text:span><text:span text:style-name="T92">/</text:span><text:span text:style-name="T141">30</text:span><text:span text:style-name="T92"><text:tab/><text:tab/><text:tab/>–</text:span><text:span text:style-name="T123">21</text:span><text:span text:style-name="T92">/</text:span><text:span text:style-name="T141">30</text:span><text:span text:style-name="T92"> –</text:span><text:span text:style-name="T123">10</text:span><text:span text:style-name="T92">/</text:span><text:span text:style-name="T141">30</text:span><text:span text:style-name="T92"> is (–</text:span><text:span text:style-name="T123">21</text:span><text:span text:style-name="T92">/</text:span><text:span text:style-name="T141">30</text:span><text:span text:style-name="T92"> –</text:span><text:span text:style-name="T123">10</text:span><text:span text:style-name="T92">/</text:span><text:span text:style-name="T141">30</text:span><text:span text:style-name="T92">) or <text:s/>–1(</text:span><text:span text:style-name="T123">21</text:span><text:span text:style-name="T92">/</text:span><text:span text:style-name="T141">30</text:span><text:span text:style-name="T92"> +</text:span><text:span text:style-name="T123">10</text:span><text:span text:style-name="T92">/</text:span><text:span text:style-name="T141">30</text:span><text:span text:style-name="T92">)<text:tab/></text:span></text:p>
      <text:p text:style-name="P263"><text:span text:style-name="T92"><text:tab/><text:tab/><text:tab/>–17 –</text:span><text:span text:style-name="T123">31</text:span><text:span text:style-name="T92">/</text:span><text:span text:style-name="T141">30</text:span></text:p>
      <text:p text:style-name="P263"><text:span text:style-name="T92"><text:tab/><text:tab/><text:tab/>–18.0</text:span><text:span text:style-name="T93">3</text:span><text:span text:style-name="T92"> <text:tab/>=y <text:s text:c="2"/>(–2,–18.0</text:span><text:span text:style-name="T93">3</text:span><text:span text:style-name="T92">)<text:tab/><text:tab/></text:span></text:p>
      <text:p text:style-name="P115"/>
      <text:p text:style-name="P115"/>
      <text:p text:style-name="P263"><text:span text:style-name="T92">x = 3<text:tab/><text:tab/><text:tab/></text:span><text:span text:style-name="T22">f(3) </text:span><text:span text:style-name="T92">= ⅔(3) –12 and </text:span><text:span text:style-name="T282">g(3) </text:span><text:span text:style-name="T92">= </text:span><text:span text:style-name="T123">7</text:span><text:span text:style-name="T92">/</text:span><text:span text:style-name="T141">2</text:span><text:span text:style-name="T92">x+2.3</text:span></text:p>
      <text:p text:style-name="P115"><text:tab/><text:tab/><text:tab/>2+12.8 = 14.8<text:tab/><text:tab/><text:tab/><text:tab/>point is (3,14.8)</text:p>
      <text:p text:style-name="P115"/>
      <text:p text:style-name="P115"><text:tab/><text:tab/><text:tab/></text:p>
      <text:p text:style-name="P263"><text:span text:style-name="T92">(</text:span><text:span text:style-name="T22">f</text:span><text:span text:style-name="T92">–</text:span><text:span text:style-name="T282">g</text:span><text:span text:style-name="T92">)(3) =y<text:tab/><text:tab/></text:span><text:span text:style-name="T22">f(3) </text:span><text:span text:style-name="T92">= ⅔(3) –12 and </text:span><text:span text:style-name="T282">g(3) </text:span><text:span text:style-name="T92">= </text:span><text:span text:style-name="T123">7</text:span><text:span text:style-name="T92">/</text:span><text:span text:style-name="T141">2</text:span><text:span text:style-name="T92">(3)+2.3<text:tab/><text:tab/>Find the difference of f(x) and g(x)</text:span></text:p>
      <text:p text:style-name="P115"><text:soft-page-break/><text:tab/><text:tab/><text:tab/>1 – 12 – (10.5+2.3)<text:tab/><text:tab/><text:tab/><text:tab/>– (10.5+2.3) is –1(12.8) is –12.8 <text:s/></text:p>
      <text:p text:style-name="P115"><text:tab/><text:tab/><text:tab/>–13–10.5–2.3 <text:s/></text:p>
      <text:p text:style-name="P115"><text:tab/><text:tab/><text:tab/>–25.8 = y<text:tab/><text:tab/><text:tab/><text:tab/><text:tab/>(3, –25.8) </text:p>
      <text:p text:style-name="P115"/>
      <text:p text:style-name="P115"/>
      <text:p text:style-name="P263"><text:span text:style-name="T92">(</text:span><text:span text:style-name="T22">f</text:span><text:span text:style-name="T282">g</text:span><text:span text:style-name="T92">)(4) =y<text:tab/><text:tab/></text:span><text:span text:style-name="T22">f(4) </text:span><text:span text:style-name="T92">= ⅔(4) –12 and </text:span><text:span text:style-name="T282">g(4) </text:span><text:span text:style-name="T92">= </text:span><text:span text:style-name="T123">7</text:span><text:span text:style-name="T92">/</text:span><text:span text:style-name="T141">2</text:span><text:span text:style-name="T92">(4)+2.3<text:tab/><text:tab/>Find the product of f(x) and g(x)</text:span></text:p>
      <text:p text:style-name="P115"><text:tab/><text:tab/><text:tab/>(8/3 –12)(14+2.3)</text:p>
      <text:p text:style-name="P263"><text:span text:style-name="T92"><text:tab/><text:tab/><text:tab/>152.</text:span><text:span text:style-name="T93">4</text:span><text:span text:style-name="T92"> = y <text:tab/><text:tab/><text:tab/><text:tab/><text:tab/>(4,152.</text:span><text:span text:style-name="T93">4</text:span><text:span text:style-name="T92">)<text:tab/><text:tab/><text:tab/><text:tab/></text:span></text:p>
      <text:p text:style-name="P115"/>
      <text:p text:style-name="P115"><text:tab/><text:tab/><text:tab/><text:tab/></text:p>
      <text:p text:style-name="P263"><text:span text:style-name="T92">(</text:span><text:span text:style-name="T22">f</text:span><text:span text:style-name="T92">/</text:span><text:span text:style-name="T282">g</text:span><text:span text:style-name="T92">)(8)=y<text:tab/><text:tab/></text:span><text:span text:style-name="T22">f(8) </text:span><text:span text:style-name="T92">= ⅔(8) –12 and </text:span><text:span text:style-name="T282">g(8)</text:span><text:span text:style-name="T92"> = </text:span><text:span text:style-name="T123">7</text:span><text:span text:style-name="T92">/</text:span><text:span text:style-name="T141">2</text:span><text:span text:style-name="T92">(8)+2.3<text:tab/><text:tab/>Find quotient of f(x) and g(x)<text:tab/><text:tab/><text:tab/><text:tab/></text:span></text:p>
      <text:p text:style-name="P115"><text:tab/><text:tab/><text:tab/>(16/3 –12)/(28) </text:p>
      <text:p text:style-name="P115"><text:tab/><text:tab/><text:tab/>( –20/3)/28</text:p>
      <text:p text:style-name="P115"><text:tab/><text:tab/><text:tab/>–20/(3∙28)</text:p>
      <text:p text:style-name="P263"><text:span text:style-name="T92"><text:tab/><text:tab/><text:tab/>–20/(84) = <text:s text:c="2"/>(–</text:span><text:span text:style-name="T123">1</text:span><text:span text:style-name="T92">/</text:span><text:span text:style-name="T141">4.2</text:span><text:span text:style-name="T92">)= <text:s text:c="2"/>(–</text:span><text:span text:style-name="T123">10</text:span><text:span text:style-name="T92">/</text:span><text:span text:style-name="T141">42</text:span><text:span text:style-name="T92">)= <text:s text:c="2"/>–</text:span><text:span text:style-name="T123">5</text:span><text:span text:style-name="T92">/</text:span><text:span text:style-name="T141">21</text:span><text:span text:style-name="T92"><text:tab/><text:tab/>(8, – </text:span><text:span text:style-name="T123">5</text:span><text:span text:style-name="T92">/</text:span><text:span text:style-name="T141">21</text:span><text:span text:style-name="T92">)</text:span></text:p>
      <text:p text:style-name="P115"/>
      <text:p text:style-name="P115"/>
      <text:p text:style-name="P115">Slope is usually fractional so you have to work efficiently with fractions.</text:p>
      <text:p text:style-name="P115">I made those slightly hard to prepare for compositions which are harder.</text:p>
      <text:p text:style-name="P115">Remember that a function = y and y can equal a polynomial. </text:p>
      <text:p text:style-name="P115">That means you can perform (+,–,∙,÷,^,√) on two or more polynomials. Technically we did last page.</text:p>
      <text:p text:style-name="P115"/>
      <text:p text:style-name="P115"/>
      <text:p text:style-name="P263"><text:span text:style-name="T92">If f(x) = 4√x and g(x) = 2x then what is </text:span><text:span text:style-name="T123">f(x)</text:span><text:span text:style-name="T92">/</text:span><text:span text:style-name="T141">g(x)</text:span><text:span text:style-name="T92"> when x = 9?</text:span></text:p>
      <text:p text:style-name="P115"/>
      <text:p text:style-name="P115"/>
      <text:p text:style-name="P263"><text:span text:style-name="T123">f(9)</text:span><text:span text:style-name="T92">/</text:span><text:span text:style-name="T141">g(9)</text:span></text:p>
      <text:p text:style-name="P263"><text:span text:style-name="T123">4√9</text:span><text:span text:style-name="T92">/</text:span><text:span text:style-name="T141">2∙9<text:tab/><text:tab/> <text:s text:c="16"/></text:span><text:span text:style-name="T92">√9 = 3 so 4∙3/2∙9 <text:s/>= 12/18 if <text:s/>finding products first or 2∙3/9 if canceling 2 in the denominator</text:span></text:p>
      <text:p text:style-name="P263"><text:span text:style-name="T123">12</text:span><text:span text:style-name="T92">/</text:span><text:span text:style-name="T141">18</text:span><text:span text:style-name="T92"> or 6/9</text:span><text:span text:style-name="T123"><text:tab/></text:span><text:span text:style-name="T92"> </text:span><text:span text:style-name="T123"><text:s text:c="10"/></text:span></text:p>
      <text:p text:style-name="P115">y = ⅔<text:tab/><text:tab/> <text:s text:c="7"/></text:p>
      <text:p text:style-name="P204"/>
      <text:p text:style-name="P204"/>
      <text:p text:style-name="P115">There are many ways to solve this because multiplication is commutative with division; This means we do not need () for numerator or denominator. Any order of multiplying or dividing would work:</text:p>
      <text:p text:style-name="P263"><text:span text:style-name="T123">4√9</text:span><text:span text:style-name="T92">/</text:span><text:span text:style-name="T141">2∙9</text:span><text:span text:style-name="T92"> becomes (4∙3)/(2∙9) which = (2∙3)/9 if canceling two first or 12/18 if taking product first.</text:span></text:p>
      <text:p text:style-name="P115"/>
      <text:p text:style-name="P115"/>
      <text:p text:style-name="P115">If 6/9 reduce by factoring out 3 = ⅔</text:p>
      <text:p text:style-name="P115">If 12/18 reduce by factoring out 6 = ⅔</text:p>
      <text:p text:style-name="P115"/>
      <text:p text:style-name="P115"/>
      <text:p text:style-name="P115">Pemdas does not care which order multiplication and division is performed since they are inverses</text:p>
      <text:p text:style-name="P115">It doesn't care if in –2+4 –1+5 what order you add or subtract because they are inverses.</text:p>
      <text:p text:style-name="P115">These are written in the inverses laws in the properties of equality in beginning of book. </text:p>
      <text:p text:style-name="P115">It's what the formulas are trying to say. You need to know the law associated with what trick you are doing so you can refer to it by name. You need examples of the trick in action so you can see its power. </text:p>
      <text:p text:style-name="P115">The law is what gives you the right to perform the trick in the first place otherwise your actions are not justified.</text:p>
      <text:p text:style-name="P115"/>
      <text:p text:style-name="P115">I do not have space to not show all the ways to manipulate the expression. Different people will use different rewriting of the expression. Algebra is the method of restating our sums. The laws say when and how you are allowed to altered an equation and keep it balanced. There are simple ways and hard ways. The questions that come up are,” why am I allowed to do this?” “why does this work? When does this work?”, “can I do this in this <text:soft-page-break/>situation? What if number is this or operation is that?” You need to understand the laws, justify your decisions, and state your answers with confidence. Knowing the laws builds confidence. </text:p>
      <text:p text:style-name="P115"/>
      <text:p text:style-name="P115"/>
      <text:p text:style-name="P263"><text:span text:style-name="T92">Pemdas does not care whether you add or subtract first because subtract is really adding a negative, you are just separately negative terms with + sign: 4 –5 –6 –7+2 = 4+(–5)+(–6)+(–7)+2. Since it is just adding the order doesn't not matter so when we say work left to right it is to keep track of your terms note because there is a law saying that you have to. Association lets you reorder anyways. Likewise Pemdas doesn't care the order of 4∙3/2∙9 because 4÷2∙3÷9 = </text:span><text:span text:style-name="T123">4</text:span><text:span text:style-name="T92">/</text:span><text:span text:style-name="T141">2</text:span><text:span text:style-name="T92"> ∙</text:span><text:span text:style-name="T123">3</text:span><text:span text:style-name="T92">/</text:span><text:span text:style-name="T141">9</text:span><text:span text:style-name="T92"> = 2∙⅓. There are a lot of funny changes that you can do but they seem more complicated. The is complicated ways helps with harder problems that can not be solved simply. Practicing algebraic manipulation is to turn the ugly equations into more recognizable forms. Note </text:span><text:span text:style-name="T123"><text:s/></text:span><text:span text:style-name="T92">⅑</text:span><text:span text:style-name="T123">-0.5</text:span><text:span text:style-name="T92"> = 3 <text:s/>because √</text:span><text:span text:style-name="T93">⅑</text:span><text:span text:style-name="T92"> = ⅓ and ⅓</text:span><text:span text:style-name="T123">-1</text:span><text:span text:style-name="T92"> =3 <text:s/>not the way to solve but you could. Also </text:span><text:span text:style-name="T123">4</text:span><text:span text:style-name="T92">/</text:span><text:span text:style-name="T141">2</text:span><text:span text:style-name="T92"> ∙</text:span><text:span text:style-name="T123">3</text:span><text:span text:style-name="T92">/</text:span><text:span text:style-name="T141">9</text:span><text:span text:style-name="T92"> = </text:span><text:span text:style-name="T123">4</text:span><text:span text:style-name="T92">/</text:span><text:span text:style-name="T141">9</text:span><text:span text:style-name="T92"> ∙</text:span><text:span text:style-name="T123">3</text:span><text:span text:style-name="T92">/</text:span><text:span text:style-name="T141">2</text:span><text:span text:style-name="T92"> = ⅔. It really shows that inverse operations are commutative.</text:span></text:p>
      <text:p text:style-name="P115"/>
      <text:p text:style-name="P115"/>
      <text:p text:style-name="P115">You can operate on a function. If f(x) = y then 3f(x) = 3y. We take our output and then multiply by 3. </text:p>
      <text:p text:style-name="P115">This is used later for logs and derivatives using the log principal. I do not want to do that now because it is a silly way to introduce calculus. <text:s/>I will explain the notation and then move on.</text:p>
      <text:p text:style-name="P115"/>
      <text:p text:style-name="P115"/>
      <text:p text:style-name="P115">(f + 2g–h)(–2) is three functions being summed. They want you to sum “f(x) plus 2∙g(x) –h(x)” using x = –2. <text:line-break/></text:p>
      <text:p text:style-name="P115"><text:line-break/>This is a sum of functions that are being transformed. A transformation is when you perform operations on a function. This alters outputs and changes shape of graph. If you had a geometric shape it would shift, rotate or get stretched...this is called geometric transformations. If you had a linear function you would alter the slope or vertical shift. This is called amplitude and shift. Quadratics allows the coefficients a,b,c to alter amplitude,horizontal shift, and vertical shift. Cubics have amplitude, horizontal and vertical shift as well but use </text:p>
      <text:p text:style-name="P115"/>
      <text:p text:style-name="P115"/>
      <text:p text:style-name="P263"><text:span text:style-name="T92">Ax</text:span><text:span text:style-name="T123">3</text:span><text:span text:style-name="T92"> and Bx</text:span><text:span text:style-name="T123">2</text:span><text:span text:style-name="T92"> for amplitude whereas a quadratic only uses Ax</text:span><text:span text:style-name="T123">2</text:span><text:span text:style-name="T92"> for amplitude. The largest term has the greatest effect on shape so it makes sense higher powers affect amplitude, or the “power” of the graph. Later in precalculus and trigonometry phase shift is used to describe horizontal shift from sine to cosine. This applies electricity that treats a 1 dimensional electromagnetic as having a four dimensional axis system. So this is all very important and worthwhile topics to study. Unless you are just interested in painting houses and want to use polynomials to optimize project cost estimation.</text:span></text:p>
      <text:p text:style-name="P115"/>
      <text:p text:style-name="P115"/>
      <text:p text:style-name="P115">(f+2g–h)(–2)<text:tab/><text:tab/>Solve yourself using three functions f(x), g(x), and h(x) use x = –2</text:p>
      <text:p text:style-name="P115"><text:tab/><text:tab/><text:tab/>Each function has x = –2 as an input but different y.</text:p>
      <text:p text:style-name="P115"/>
      <text:p text:style-name="P115"><text:s text:c="2"/></text:p>
      <text:p text:style-name="P263"><text:span text:style-name="T92">f(x) = y</text:span><text:span text:style-name="T141">1</text:span><text:span text:style-name="T92"><text:tab/><text:tab/>This is like saying output</text:span><text:span text:style-name="T141">1</text:span></text:p>
      <text:p text:style-name="P263"><text:span text:style-name="T92">g(x) =y</text:span><text:span text:style-name="T141">2</text:span><text:span text:style-name="T92"> <text:tab/><text:tab/>This is like saying output</text:span><text:span text:style-name="T141">2</text:span><text:span text:style-name="T92"> <text:s/></text:span></text:p>
      <text:p text:style-name="P263"><text:span text:style-name="T92">h(x) =y</text:span><text:span text:style-name="T141">3</text:span><text:span text:style-name="T92"><text:tab/><text:tab/>This is like saying output</text:span><text:span text:style-name="T141">3</text:span><text:span text:style-name="T92"> <text:s/></text:span></text:p>
      <text:p text:style-name="P115"/>
      <text:p text:style-name="P263"><text:span text:style-name="T92">f(x) + 2g(x) – h(x)<text:tab/>This is like saying (output</text:span><text:span text:style-name="T141">1</text:span><text:span text:style-name="T92"> +2∙output</text:span><text:span text:style-name="T141">2</text:span><text:span text:style-name="T92"> – output</text:span><text:span text:style-name="T141">3</text:span><text:span text:style-name="T92">) </text:span></text:p>
      <text:p text:style-name="P263"><text:span text:style-name="T92">y</text:span><text:span text:style-name="T141">1</text:span><text:span text:style-name="T92">+ 2y</text:span><text:span text:style-name="T141">2</text:span><text:span text:style-name="T92"> –y</text:span><text:span text:style-name="T141">3</text:span><text:span text:style-name="T92"><text:tab/><text:tab/>Subscripts indicate three different “y”. <text:s/></text:span></text:p>
      <text:p text:style-name="P115"/>
      <text:p text:style-name="P115"/>
      <text:p text:style-name="P263"><text:span text:style-name="T92">f(x) + 2g(x) – h(x)<text:tab/>if f(x) = 2x–1 g(x) = 2x+1 and h(x) = x</text:span><text:span text:style-name="T123">2</text:span><text:span text:style-name="T92">+5x+6</text:span></text:p>
      <text:p text:style-name="P115"/>
      <text:p text:style-name="P115"><text:soft-page-break/></text:p>
      <text:p text:style-name="P115">(f+2g–h)(–2)</text:p>
      <text:p text:style-name="P263"><text:span text:style-name="T22">f(–2)</text:span><text:span text:style-name="T92"> +</text:span><text:span text:style-name="T282"> 2g(–2)</text:span><text:span text:style-name="T92"> – </text:span><text:span text:style-name="T305">h(–2)</text:span></text:p>
      <text:p text:style-name="P115"/>
      <text:p text:style-name="P115"/>
      <text:p text:style-name="P115">()+2()+()<text:tab/><text:tab/><text:tab/><text:tab/><text:tab/><text:tab/>Put your function inside (), + signs to separate </text:p>
      <text:p text:style-name="P263"><text:span text:style-name="T92">(2x–1)+<text:tab/>2(2x+1)+<text:tab/>(x</text:span><text:span text:style-name="T123">2</text:span><text:span text:style-name="T92">+5x+6)<text:tab/><text:tab/></text:span></text:p>
      <text:p text:style-name="P263"><text:span text:style-name="T22">(2(–2) –1)</text:span><text:span text:style-name="T92"> + </text:span><text:span text:style-name="T282">2((2(–2)+1))</text:span><text:span text:style-name="T92"> + </text:span><text:span text:style-name="T305">((–2)</text:span><text:span text:style-name="T301">2</text:span><text:span text:style-name="T305"> +5(–2)+6)<text:tab/><text:tab/></text:span><text:span text:style-name="T92">This can be done mentally but writing is okay</text:span></text:p>
      <text:p text:style-name="P263"><text:span text:style-name="T22">(–5)</text:span><text:span text:style-name="T92">+</text:span><text:span text:style-name="T282">(–6)</text:span><text:span text:style-name="T92">+</text:span><text:span text:style-name="T305">(0)</text:span><text:span text:style-name="T92"> = –11</text:span></text:p>
      <text:p text:style-name="P115"/>
      <text:p text:style-name="P115"/>
      <text:p text:style-name="P115">–4–1+2(–4+1)+(4–10+6)<text:tab/><text:tab/><text:tab/><text:tab/>How I did it mentally. It's just a string of simple stuff. <text:s/></text:p>
      <text:p text:style-name="P115">–5 +2(–3)+(0)<text:tab/><text:tab/><text:tab/><text:tab/><text:tab/><text:tab/>The quadratic cancels. Important to see. </text:p>
      <text:p text:style-name="P115"/>
      <text:p text:style-name="P115"/>
      <text:p text:style-name="P263"><text:span text:style-name="T92">The quadratic cancels but would not if it had A </text:span><text:span text:style-name="T95">≠1. Monics are easier to factor than non monic quadratics. </text:span><text:span text:style-name="T92"><text:s/>We should move on to actual compositions. In dividing polynomial we can do division of functions. A function is a ratio of x to y but that usually boils down to just a function being an ordinary arithmetic problem unless we have a special case where x is defined for some quantity. Then we do not have a function but a constant and a constant is not a function nor ratio nor a 2d ordered pair to be plotted. It is a zero dimension dot on an x axis. Proof is given at end of book proofs. </text:span></text:p>
      <text:p text:style-name="P298">Compositions</text:p>
      <text:p text:style-name="P55"/>
      <text:p text:style-name="P55"/>
      <text:p text:style-name="P224">Composition is when you substitute a function for x. Instead of plugging in a number for x you plug in an entire equation. Refer to page 44 where j was substituted with 2x–1. A function in a function is called a functional.</text:p>
      <text:p text:style-name="P114">Here we used <text:span text:style-name="T250">a</text:span> to represent a binomial:</text:p>
      <text:p text:style-name="P114"/>
      <text:p text:style-name="P114"/>
      <text:p text:style-name="P115"><text:span text:style-name="T250">a</text:span> = x+2<text:tab/><text:tab/><text:tab/> <text:s text:c="4"/><text:tab/><text:tab/><text:tab/>or<text:tab/><text:tab/><text:tab/><text:tab/><text:tab/><text:span text:style-name="T250">a</text:span> = x–4</text:p>
      <text:p text:style-name="P114"/>
      <text:p text:style-name="P114"><text:tab/><text:tab/><text:tab/><text:tab/><text:tab/><text:tab/><text:tab/><text:tab/><text:tab/><text:tab/><text:tab/><text:tab/></text:p>
      <text:p text:style-name="P114">(x+2)(x–4)<text:tab/><text:tab/><text:tab/><text:tab/><text:tab/><text:tab/><text:tab/><text:tab/><text:tab/><text:tab/><text:tab/>(x –4)(x+2)<text:tab/><text:tab/></text:p>
      <text:p text:style-name="P114">a(x–4)<text:tab/><text:tab/><text:tab/>this looks like a(b+c)<text:tab/><text:tab/><text:tab/><text:tab/><text:tab/><text:tab/><text:tab/>a(x+2)</text:p>
      <text:p text:style-name="P114">a(x)+a(–4)<text:tab/><text:tab/>setup like ()+() to look like (ab)+(ac)<text:tab/><text:tab/><text:tab/><text:tab/><text:tab/>a(x) + a(2)</text:p>
      <text:p text:style-name="P114">ax –4a <text:tab/><text:tab/><text:tab/>this look like (ab)+(ac)<text:tab/><text:tab/><text:tab/><text:tab/><text:tab/><text:tab/><text:tab/>ax+2a</text:p>
      <text:p text:style-name="P114">()x – 4()<text:tab/><text:tab/>take common factor <text:span text:style-name="T1">“a”</text:span> out create ()b +()c<text:tab/><text:tab/><text:tab/><text:tab/>()x + 2()</text:p>
      <text:p text:style-name="P114"><text:span text:style-name="T1">x</text:span><text:span text:style-name="T262">(x+2)</text:span>+ <text:span text:style-name="T1">–4</text:span><text:span text:style-name="T262">(x+2)</text:span><text:tab/>move x to the front so it this looks like <text:span text:style-name="T1">a</text:span><text:span text:style-name="T262">(b+c)</text:span> + <text:span text:style-name="T1">a</text:span><text:span text:style-name="T262">(b+c)<text:tab/><text:tab/></text:span><text:span text:style-name="T1">x</text:span><text:span text:style-name="T262">(x–4)</text:span>+ <text:span text:style-name="T1">2</text:span><text:span text:style-name="T262">(x–4)<text:tab/></text:span></text:p>
      <text:p text:style-name="P114">x<text:span text:style-name="T177">2</text:span> +2x –4x –8<text:tab/><text:tab/><text:tab/><text:tab/>both are the same<text:tab/><text:tab/><text:tab/><text:tab/><text:tab/>x<text:span text:style-name="T177">2</text:span> –4x +2x –8 <text:tab/></text:p>
      <text:p text:style-name="P114">x<text:span text:style-name="T177">2</text:span> <text:s/>–2x –8 <text:tab/><text:tab/><text:tab/><text:tab/><text:tab/><text:tab/><text:tab/><text:tab/><text:tab/><text:tab/><text:tab/>x<text:span text:style-name="T177">2</text:span> –2x –8 </text:p>
      <text:p text:style-name="P114"><text:tab/><text:tab/></text:p>
      <text:p text:style-name="P114"/>
      <text:p text:style-name="P114">You can change the order because foil is simply distribution twice. This makes is commutative so order does not matter. Compositions <text:span text:style-name="T250">are</text:span><text:span text:style-name="T256"> not commutative so </text:span><text:span text:style-name="T260">order</text:span><text:span text:style-name="T256"> does matter. When writing a composition we always use the <text:s/>order we are operating for function notation. ab+ac = ba+ ca but f(</text:span><text:span text:style-name="T293">g(x)</text:span><text:span text:style-name="T256">) </text:span><text:span text:style-name="T258">≠ g(</text:span><text:span text:style-name="T53">f(x)</text:span><text:span text:style-name="T258">) unless they are commutative. </text:span></text:p>
      <text:p text:style-name="P178"/>
      <text:p text:style-name="P178"/>
      <text:p text:style-name="P114"><text:span text:style-name="T258">f(x) <text:s/>= </text:span><text:span text:style-name="T53">x</text:span><text:span text:style-name="T258">+2 <text:tab/><text:tab/><text:tab/></text:span><text:span text:style-name="T53">Blue x</text:span><text:span text:style-name="T258"> equals the entire</text:span><text:span text:style-name="T291"> red function</text:span></text:p>
      <text:p text:style-name="P286"><text:span text:style-name="T55">g(x) =</text:span> x –4<text:tab/><text:tab/><text:tab/><text:span text:style-name="T1">x </text:span><text:span text:style-name="T55">=</text:span> g(x)<text:tab/>x<text:span text:style-name="T55">= an undefined </text:span>constant<text:span text:style-name="T55"> which will be defined later </text:span></text:p>
      <text:p text:style-name="P114"/>
      <text:p text:style-name="P114"/>
      <text:p text:style-name="P114">f(<text:span text:style-name="T258">g(x)</text:span>) = <text:s/><text:span text:style-name="T1">x +2</text:span><text:tab/><text:tab/><text:tab/>Substitute the function <text:span text:style-name="T262">g(x)</text:span> for the <text:span text:style-name="T1">x</text:span> in f(<text:span text:style-name="T1">x</text:span>). We are using (x–2) as an input. <text:s text:c="3"/></text:p>
      <text:p text:style-name="P114">f(<text:span text:style-name="T258">g(x)</text:span>) = <text:span text:style-name="T1">(</text:span><text:span text:style-name="T262">x</text:span><text:span text:style-name="T1">)</text:span> +2<text:tab/><text:tab/><text:tab/>x is a different x than “<text:span text:style-name="T262">x–4</text:span>”<text:tab/><text:tab/><text:tab/> <text:s/></text:p>
      <text:p text:style-name="P114">f(<text:span text:style-name="T258">g(x)</text:span>) = <text:span text:style-name="T1">(</text:span><text:span text:style-name="T291">g(x)</text:span><text:span text:style-name="T53">)</text:span> +2<text:tab/><text:tab/>Substitute a function called “<text:span text:style-name="T262">g(x)</text:span>” for x. <text:s/>(x) = (<text:span text:style-name="T291">g(x)</text:span>)</text:p>
      <text:p text:style-name="P114">f(g(x)) = <text:span text:style-name="T262">(x –4)</text:span>+2<text:tab/><text:tab/>Substituted x –4 for x. We put a function in a function.</text:p>
      <text:p text:style-name="P114">f(g(x)) = x –2<text:tab/><text:tab/><text:tab/>x–4+2 = x–2 <text:s/></text:p>
      <text:p text:style-name="P114"/>
      <text:p text:style-name="P114"/>
      <text:p text:style-name="P114">When I said “Substitute a function called “<text:span text:style-name="T262">g(x)</text:span>” for <text:span text:style-name="T1">x</text:span> in f(<text:span text:style-name="T1">x</text:span>) making <text:span text:style-name="T1">x</text:span> become <text:span text:style-name="T291">g(x)</text:span>” <text:s/>We have a function called f(x) and we need to input a value for x, we use another function called g(x) for the input. We input g(x), the whole thing, inside f(). <text:tab/><text:span text:style-name="T1">f(x)</text:span>→ <text:span text:style-name="T1">f()</text:span> needs an input→<text:span text:style-name="T1"> f(</text:span> <text:s/>g(x) <text:s text:c="3"/><text:span text:style-name="T1">)</text:span> <text:s/>use g(x) for input. </text:p>
      <text:p text:style-name="P114"/>
      <text:p text:style-name="P114"/>
      <text:p text:style-name="P114">f(<text:span text:style-name="T262">g(x)</text:span>) = 2x –8 is spoken as “The composition f(g(x)) = 2x – 8”.</text:p>
      <text:p text:style-name="P114">The composition f(g(x)) is spoken as “ <text:span text:style-name="T313">f of g of x</text:span>” meaning “<text:span text:style-name="T313">the function f of function g of x</text:span>”</text:p>
      <text:p text:style-name="P114">These are hard to read and pronounce so we teach language so you do not sound funny.</text:p>
      <text:p text:style-name="P114"/>
      <text:p text:style-name="P114">g(<text:span text:style-name="T53">f(x)</text:span>) = x –4 <text:s/><text:tab/><text:tab/></text:p>
      <text:p text:style-name="P114">g(<text:span text:style-name="T53">f(x)</text:span>) = (x+2) –4 <text:s/><text:tab/><text:tab/>x becomes x+2</text:p>
      <text:p text:style-name="P114">g(<text:span text:style-name="T53">f(x)</text:span>) = x–2<text:tab/><text:tab/><text:tab/>x–2 = x–2 <text:s/>reflexive<text:tab/>f(g(x)) = g(f(x)) </text:p>
      <text:p text:style-name="P114"><text:tab/><text:tab/><text:tab/></text:p>
      <text:p text:style-name="P114">Here both compositions are commutative only because it is an example from foil. This is a special case.</text:p>
      <text:p text:style-name="P114">Most of the time compositions are not commutative. </text:p>
      <text:p text:style-name="P114"><text:soft-page-break/></text:p>
      <text:p text:style-name="P114"/>
      <text:p text:style-name="P114">f(x)= 2x–3 </text:p>
      <text:p text:style-name="P114">g(x) = x+7</text:p>
      <text:p text:style-name="P114"/>
      <text:p text:style-name="P114"/>
      <text:p text:style-name="P114">f(g(x)) = 2x–3 </text:p>
      <text:p text:style-name="P114">f(g(x)) = 2(x+7)–3<text:tab/><text:tab/>x = x+7 these are two different x meaning two different inputs </text:p>
      <text:p text:style-name="P114">f(g(x)) = (2x+14)–3<text:tab/><text:tab/>distribute 2 into (x+7)</text:p>
      <text:p text:style-name="P114"><text:s/>f(g(x)) = 2x+14 –3<text:tab/><text:tab/>remove () and combine constants</text:p>
      <text:p text:style-name="P114">f(g(x)) = <text:s/>2x+11<text:tab/><text:tab/>done</text:p>
      <text:p text:style-name="P114"/>
      <text:p text:style-name="P114"/>
      <text:p text:style-name="P114">g(f(x)) = <text:span text:style-name="T262">x</text:span>+7</text:p>
      <text:p text:style-name="P114">g(f(x)) = <text:span text:style-name="T262">(</text:span><text:span text:style-name="T1">2x –3</text:span><text:span text:style-name="T262">)</text:span> +7<text:tab/><text:tab/><text:span text:style-name="T262">x input</text:span> = <text:span text:style-name="T1">2x –3</text:span> </text:p>
      <text:p text:style-name="P114">g(f(x)) = 2x +4<text:tab/><text:tab/><text:tab/>done</text:p>
      <text:p text:style-name="P114"/>
      <text:p text:style-name="P114"/>
      <text:p text:style-name="P114">2x+11 <text:span text:style-name="T359">≠</text:span><text:span text:style-name="T247"> 2x –4 so they are not commutative. </text:span></text:p>
      <text:p text:style-name="P114">We can say f of g(x) but also “f circle g” written “f <text:span text:style-name="T359">∘ </text:span>g”.</text:p>
      <text:p text:style-name="P114">Instead of f(g(x) we write “f <text:span text:style-name="T359">∘</text:span> g” because it is easier to read. <text:s/></text:p>
      <text:p text:style-name="P114"/>
      <text:p text:style-name="P114">Notation uses () and they are ugly and messy but without them the equation gets uglier and messier. The () keeps things in order. Beginners do not want to use () but they are needed. Without them the order gets confused and is illegible. Using () is called nesting. Using double or triple () is called nesting () inside (). Beginning on page 88 I relied heavily on color coding to show what is being nested where. A composition is a function in a function, so we need two sets of (). <text:span text:style-name="T362">Using one set is a mistake and wrong</text:span>. It will have two different inputs. We have a function as an input and the function has its own input.</text:p>
      <text:p text:style-name="P114"/>
      <text:p text:style-name="P114"/>
      <text:p text:style-name="P114">sin(x) = y<text:tab/><text:tab/><text:tab/>what if input is <text:span text:style-name="T1">tan(x)</text:span>?</text:p>
      <text:p text:style-name="P114">sin(<text:span text:style-name="T1">tan(x)</text:span>) = y<text:tab/><text:tab/><text:tab/>whole thing gets put in black ()</text:p>
      <text:p text:style-name="P114"/>
      <text:p text:style-name="P114"/>
      <text:p text:style-name="P114">You should not need more than two sets of (). Three sets of () is pushing it. After three sets brackets [] are used.</text:p>
      <text:p text:style-name="P114">If you need to write three () inside [] try rewriting your equation. The only time that many grouping symbols are used is for fully exploring a function to pick it apart to learn what is going on, how the operations work, and what laws of equality we can apply. It is to research new methods similar how I showed alternatives to foil. </text:p>
      <text:p text:style-name="P114">It is not for solving but for teaching.</text:p>
      <text:p text:style-name="P114"/>
      <text:p text:style-name="P114"/>
      <text:p text:style-name="P114">We use two sets of () commonly. After that we invent new notation so we do not have very long groups of ().</text:p>
      <text:p text:style-name="P114">F circle g means the same thing as f(g(x). Circle notation looks nicer, () notation shows exactly what goes where. You should be comfortable with both and use each as is appropriate for the current situation. That many () shows whats going on but looks confusing, circle notation looks simple but doesn't show anything. It may be <text:span text:style-name="T250">too simple</text:span><text:span text:style-name="T256">.</text:span> <text:s/></text:p>
      <text:p text:style-name="P114"/>
      <text:p text:style-name="P114"/>
      <text:p text:style-name="P114"/>
      <text:p text:style-name="P114"><text:span text:style-name="T1">Simple </text:span>is when we do not have an explanation and just throw formulas at people. </text:p>
      <text:p text:style-name="P114"><text:span text:style-name="T262">Complicated</text:span> is when we teach process with lengthy lectures.</text:p>
      <text:p text:style-name="P114">Having a full understanding is called <text:span text:style-name="T297">foundation</text:span>.</text:p>
      <text:p text:style-name="P114"/>
      <text:p text:style-name="P114"><text:soft-page-break/></text:p>
      <text:p text:style-name="P114">f(x) is our first function. It requires and <text:span text:style-name="T1">input</text:span> called <text:span text:style-name="T1">x</text:span>. We use the second function called g(x). <text:s/></text:p>
      <text:p text:style-name="P114"/>
      <text:p text:style-name="P114"/>
      <text:p text:style-name="P114"><text:span text:style-name="T53">f(x) <text:s/>= x+2</text:span><text:span text:style-name="T258"> <text:tab/><text:tab/><text:tab/>heavy use of color coding... blue x equals the entire red function</text:span></text:p>
      <text:p text:style-name="P286">g(x) = x –4<text:tab/><text:tab/><text:tab/><text:span text:style-name="T1">x </text:span><text:span text:style-name="T55">=</text:span> g(x)<text:tab/>x= an undefined constant which will be defined later</text:p>
      <text:p text:style-name="P286"/>
      <text:p text:style-name="P286"/>
      <text:p text:style-name="P114">f( <text:s/>x <text:s/>) = x+2<text:tab/>→f( <text:s/>input <text:s/>)= input+2<text:tab/>→f( g(x) ) = g(x)+2<text:tab/>→f( <text:s/>x–4 <text:s/>) = (x–4)+2</text:p>
      <text:p text:style-name="P114">f(x) takes an input and adds 2.</text:p>
      <text:p text:style-name="P114">Our input is g(x).</text:p>
      <text:p text:style-name="P114">Our composition is the function f(x) where x = g(x) as an input </text:p>
      <text:p text:style-name="P114">Our composition is f( <text:s/>g(x) <text:s/>)<text:tab/>uses g(x) as an input, there are other ways to write “g(x)” <text:s/>we write it as (x–4) </text:p>
      <text:p text:style-name="P114">Our composition takes g(x) and adds 2.</text:p>
      <text:p text:style-name="P114">Our composition takes (x–4) and adds 2.</text:p>
      <text:p text:style-name="P114">g(x) is the same thing as x–2 because g(x) = (x–2). This is called an equivalence statement. <text:s/></text:p>
      <text:p text:style-name="P114"/>
      <text:p text:style-name="P114"/>
      <text:p text:style-name="P114">We use equivalence statements all the time and have to think <text:s/>a certain way and comprehend things at a higher level than before. A basic math comprehension is not good enough. It is a starting point for little kids because they lack maturity nothing more. Someone who is mathematically mature will be mature in all parts of there life. Someone who isn't mathematically mature isn't mature in any part of their and are partially retarded. It's just the ugly truth that no one wants to admit because of powerful economic forces.</text:p>
      <text:p text:style-name="P114"/>
      <text:p text:style-name="P114"/>
      <text:p text:style-name="P114">This isn't worrying about language for the sake of being a grammar Nazi. It is to be able to define in clear words any part of any operation. Simple explanations lack clarity and are not good enough. When vocabulary suffers so does comprehension and then common sense. It is a form of low iq.</text:p>
      <text:p text:style-name="P114"/>
      <text:p text:style-name="P114"/>
      <text:p text:style-name="P114">An equivalence statement directly tells us we can substitute one side of the equation for the other, <text:span text:style-name="T250">always</text:span>.</text:p>
      <text:p text:style-name="P114">Notation always puts inputs in parentheses. Inputs are always in (). Inputs with inputs have two ().</text:p>
      <text:p text:style-name="P114">a math way of saying this is “n inputs have n ()” meaning the number of inputs equals the number of ().</text:p>
      <text:p text:style-name="P114"/>
      <text:p text:style-name="P114"/>
      <text:p text:style-name="P114">y = Mx+b</text:p>
      <text:p text:style-name="P114">y = (⅖)x +4<text:tab/><text:tab/><text:tab/>we inputted ⅖ for slope so it gets ()</text:p>
      <text:p text:style-name="P114">f(x) =⅖x +4<text:tab/><text:tab/><text:tab/>hmm. It should have () but we are sloppy</text:p>
      <text:p text:style-name="P114">f(5) =⅖(5) +4<text:tab/><text:tab/><text:tab/>we inputted 5 for x so it gets ()</text:p>
      <text:p text:style-name="P114">f(5) =(⅖)(5) +4<text:tab/><text:tab/><text:tab/>seems silly to have two sets of () here so only use for last input (5) </text:p>
      <text:p text:style-name="P114"/>
      <text:p text:style-name="P114"/>
      <text:p text:style-name="P114">g(x) = 3.5x+2<text:tab/><text:tab/><text:tab/>slope is 3.5 or <text:span text:style-name="T177">7</text:span>/<text:span text:style-name="T203">2</text:span></text:p>
      <text:p text:style-name="P114">f(g(x)) = <text:s/>⅖(3.5x+2)+4<text:tab/><text:tab/><text:span text:style-name="T262">g(x)</text:span> is inputted into <text:span text:style-name="T1">f()</text:span> making <text:span text:style-name="T1">f(</text:span><text:span text:style-name="T262">g(x)</text:span><text:span text:style-name="T1">)</text:span>.</text:p>
      <text:p text:style-name="P114">f(g(x)) = <text:s/>⅖(3.5x+2)+4<text:tab/><text:tab/><text:span text:style-name="T262">3.5x+2</text:span> is inputted into <text:span text:style-name="T1">⅖()+4</text:span> making <text:s/><text:span text:style-name="T1">⅖(</text:span><text:span text:style-name="T262">3.5x+2</text:span><text:span text:style-name="T1">)+4</text:span></text:p>
      <text:p text:style-name="P114"/>
      <text:p text:style-name="P54">Inputs</text:p>
      <text:p text:style-name="P114"/>
      <text:p text:style-name="P114"/>
      <text:p text:style-name="P114">We know that f(g(<text:span text:style-name="T262">x</text:span>)) = <text:s/>⅖(3.5<text:span text:style-name="T262">x</text:span>+2)+4<text:tab/>but we do not know what the input for g(<text:span text:style-name="T262">x</text:span>) is. A composition gives a function a different function as an input but we still need an input for the nested function.</text:p>
      <text:p text:style-name="P114"/>
      <text:p text:style-name="P114"><text:soft-page-break/></text:p>
      <text:p text:style-name="P114">f(g(<text:span text:style-name="T262">x</text:span>)(constant)<text:tab/>choose a constant...</text:p>
      <text:p text:style-name="P114">f(g(<text:span text:style-name="T262">x</text:span>)(<text:span text:style-name="T262">21</text:span>)<text:tab/><text:tab/>you choose 21</text:p>
      <text:p text:style-name="P114"/>
      <text:p text:style-name="P114"/>
      <text:p text:style-name="P114">f(g(<text:span text:style-name="T262">21</text:span>)) = <text:s/>⅖(3.5<text:span text:style-name="T262">x</text:span>+2)+4</text:p>
      <text:p text:style-name="P114">f(g(<text:span text:style-name="T262">21</text:span>)) = <text:s/>⅖(3.5∙<text:span text:style-name="T262">21</text:span>+2)+4<text:tab/><text:tab/>type into calculator or solve longhand</text:p>
      <text:p text:style-name="P114">f(g(<text:span text:style-name="T262">21</text:span>)) = <text:s/>⅖(3.5∙<text:span text:style-name="T262">21</text:span>+2)+4 = 34.2<text:tab/>algebra is to write all this messy stuff...calculator is to solve</text:p>
      <text:p text:style-name="P114"/>
      <text:p text:style-name="P114"/>
      <text:p text:style-name="P114">The casio fx-991 class wiz was used to compute. Any similar calculator and do this in one string.</text:p>
      <text:p text:style-name="P114">Pronounce out loud “⅖(3.5∙<text:span text:style-name="T262">21</text:span>+2)+4 = 34.2”. </text:p>
      <text:p text:style-name="P114"/>
      <text:p text:style-name="P114"/>
      <text:p text:style-name="P114">Correct: Four plus two fifths of the quantity three point five times twenty-two plus two<text:tab/>= 34.2</text:p>
      <text:p text:style-name="P114">Incorrect: two fifths of the quantity three point five times twenty-two plus two plus four <text:s/>= 31.8</text:p>
      <text:p text:style-name="P114">Because: <text:s/>two fifths of the quantity “three point five times twenty-two plus six” <text:s text:c="15"/>= 31.8 <text:s/></text:p>
      <text:p text:style-name="P114"/>
      <text:p text:style-name="P114"/>
      <text:p text:style-name="P114">The incorrect phrase places 4 inside the () as part of the quantity. It's wrong. <text:span text:style-name="T262">This is tricky because we have to pronounce the +4 first to avoid adding 4 to 2 making it six.</text:span> When stuck on what to do consult Pemdas:</text:p>
      <text:p text:style-name="P114"/>
      <text:p text:style-name="P114"/>
      <text:p text:style-name="P114">⅖<text:span text:style-name="T1">(3.5∙21+2)</text:span>+4 = 34.2<text:tab/><text:tab/><text:tab/><text:tab/><text:span text:style-name="T1">Parentheses</text:span> first</text:p>
      <text:p text:style-name="P114">⅖(<text:span text:style-name="T1">73.5</text:span>+2)+4 <text:s text:c="3"/>= 34.2 <text:s/><text:tab/><text:tab/><text:tab/><text:tab/><text:span text:style-name="T1">Multiply</text:span> inside parentheses </text:p>
      <text:p text:style-name="P114">⅖(<text:span text:style-name="T1">75.5</text:span>)+4 <text:s text:c="7"/>= 34.2 <text:s/><text:tab/><text:tab/><text:tab/><text:tab/><text:span text:style-name="T1">Add</text:span> inside parentheses </text:p>
      <text:p text:style-name="P114"><text:span text:style-name="T1">30.2</text:span>+4 <text:s text:c="12"/>= 34.2 <text:s/><text:tab/><text:tab/><text:tab/><text:tab/><text:span text:style-name="T1">Multiply</text:span> </text:p>
      <text:list xml:id="list2682184234121313970" text:style-name="L138">
        <text:list-item>
          <text:list>
            <text:list-item>
              <text:p text:style-name="P153">= 34.2<text:tab/> <text:s/><text:tab/><text:tab/><text:tab/><text:span text:style-name="T1">reflexive</text:span></text:p>
            </text:list-item>
          </text:list>
        </text:list-item>
      </text:list>
      <text:p text:style-name="P114"/>
      <text:p text:style-name="P114"/>
      <text:p text:style-name="P114">The letter in front of a function is its name. We name functions using letter starting at f for function and then go f,g,h,i,k...we use this notation to label graphs when they are shown together. More than three graphs the data becomes cluttered unless we are graphing a family of functions like sine waves or geological or weather data.</text:p>
      <text:p text:style-name="P114"/>
      <text:p text:style-name="P114"/>
      <text:p text:style-name="P114">We memorize tables of special values for later performing rough calculations in our heads. We use algebra to rewrite equations so that we can put them into calculators so we can get exact answers. We study language and pronunciation so that people understand us. Without understanding the language and notation you are <text:span text:style-name="T250">doomed</text:span>. We use calculators to solve but they have an esoteric mess of symbols and codes that uninitiated persons can not comprehend. Without understanding the language concepts are barely grasped and using a calculator or knowing what buttons to push becomes impossible. </text:p>
      <text:p text:style-name="P114"/>
      <text:p text:style-name="P114"/>
      <text:p text:style-name="P114"/>
      <text:p text:style-name="P114">Functions and compositions perform simple arithmetic (4<text:span text:style-name="T177">th</text:span> grade math). We are not testing on whether you can do arithmetic, we are testing on whether you can read complicated code, input the correct order of operations, and then state your answer correctly. Remember (f<text:span text:style-name="T359">∘g)(x) = f(g(x)) and consulate composition rules.</text:span></text:p>
      <text:p text:style-name="P165"/>
      <text:p text:style-name="P165"/>
      <text:p text:style-name="P114"><text:span text:style-name="T359">f(x)= 3x</text:span><text:span text:style-name="T201">2</text:span><text:span text:style-name="T359">–9 </text:span></text:p>
      <text:p text:style-name="P165">g(x)=2x+3</text:p>
      <text:p text:style-name="P165"/>
      <text:p text:style-name="P165"><text:soft-page-break/></text:p>
      <text:p text:style-name="P114"><text:span text:style-name="T359">(f+g)(x)= f(x)</text:span><text:span text:style-name="T43">+</text:span><text:span text:style-name="T359">g(x)<text:tab/><text:tab/><text:tab/><text:tab/></text:span><text:span text:style-name="T295">(f+g)(2) ≠2f+2g compositions do not distribute </text:span></text:p>
      <text:p text:style-name="P114"><text:span text:style-name="T359">(f+g)(2)= 3(2)</text:span><text:span text:style-name="T201">2</text:span><text:span text:style-name="T359">–9 </text:span><text:span text:style-name="T43">+</text:span><text:span text:style-name="T359">2(2)+3<text:tab/><text:tab/><text:tab/>φ</text:span></text:p>
      <text:p text:style-name="P114"><text:span text:style-name="T359">(f+g)(2)= <text:s text:c="3"/>12–9 </text:span><text:span text:style-name="T43">+</text:span><text:span text:style-name="T359">7</text:span></text:p>
      <text:p text:style-name="P165">(f+g)(2)= 10<text:tab/><text:tab/><text:tab/><text:tab/><text:tab/>(2,10)</text:p>
      <text:p text:style-name="P165"/>
      <text:p text:style-name="P165"/>
      <text:p text:style-name="P114"><text:span text:style-name="T359">(f–g)(4)= 3(4)</text:span><text:span text:style-name="T201">2</text:span><text:span text:style-name="T359">–9 </text:span><text:span text:style-name="T43">+</text:span><text:span text:style-name="T359">2(4)+3<text:tab/><text:tab/><text:tab/>f(x) – g(x)</text:span></text:p>
      <text:p text:style-name="P114"><text:span text:style-name="T359">(f–g)(4)= <text:s text:c="3"/>48–9 </text:span><text:span text:style-name="T43">+</text:span><text:span text:style-name="T359">11</text:span></text:p>
      <text:p text:style-name="P165">(f–g)(4)= 50</text:p>
      <text:p text:style-name="P165"/>
      <text:p text:style-name="P165"/>
      <text:p text:style-name="P114"><text:span text:style-name="T359">(fg)(2)= (3(2)</text:span><text:span text:style-name="T201">2</text:span><text:span text:style-name="T359">–9) </text:span><text:span text:style-name="T43">∙ </text:span><text:span text:style-name="T359">(2(2)+3)<text:tab/><text:tab/>f(x)g(x) or more clearly f(x) ∙ g(x) or uglier (f(x))(g(x))</text:span></text:p>
      <text:p text:style-name="P114"><text:span text:style-name="T359">(fg)(2)= (3) </text:span><text:span text:style-name="T43">∙ </text:span><text:span text:style-name="T359">(7)</text:span></text:p>
      <text:p text:style-name="P165">(fg)(2)= 21</text:p>
      <text:p text:style-name="P165"/>
      <text:p text:style-name="P165"/>
      <text:p text:style-name="P114"><text:span text:style-name="T359">(f/g)(x) will be covered in </text:span><text:span text:style-name="T43">division of polynomials</text:span><text:span text:style-name="T359"> under </text:span><text:span text:style-name="T43">rational expressions and work, rate, and mixture problems</text:span><text:span text:style-name="T359">. </text:span><text:span text:style-name="T295">Radicals</text:span><text:span text:style-name="T359"> will be covered under </text:span><text:span text:style-name="T295">logarithmic functions</text:span><text:span text:style-name="T359">.</text:span></text:p>
      <text:p text:style-name="P165"/>
      <text:p text:style-name="P300">Inverse operation on a Function</text:p>
      <text:p text:style-name="P165"/>
      <text:p text:style-name="P165"/>
      <text:p text:style-name="P114"><text:span text:style-name="T359">An inverse operation negates a previous function. Negation is a canceling of an operation. If we negate a function using inverse operations we are using an </text:span><text:span text:style-name="T307">anti-function</text:span><text:span text:style-name="T359"> do to that. Inverse operations are:</text:span></text:p>
      <text:p text:style-name="P165"/>
      <text:p text:style-name="P165"/>
      <text:list xml:id="list2982273425503907961" text:style-name="L139">
        <text:list-item>
          <text:p text:style-name="P154"><text:span text:style-name="T43">Add <text:s text:c="7"/><text:tab/></text:span><text:span text:style-name="T359">→<text:tab/> <text:s text:c="2"/></text:span><text:span text:style-name="T295">Subtract</text:span></text:p>
        </text:list-item>
        <text:list-item>
          <text:p text:style-name="P154"><text:span text:style-name="T43">Multiply <text:tab/></text:span><text:span text:style-name="T359">→<text:tab/> <text:s text:c="2"/></text:span><text:span text:style-name="T295">Divide</text:span></text:p>
        </text:list-item>
        <text:list-item>
          <text:p text:style-name="P154"><text:span text:style-name="T43">Power <text:s text:c="4"/><text:tab/></text:span><text:span text:style-name="T359">→<text:tab/> <text:s text:c="2"/></text:span><text:span text:style-name="T295">Radical</text:span></text:p>
        </text:list-item>
        <text:list-item>
          <text:p text:style-name="P154"><text:span text:style-name="T295">Subtract <text:s/><text:tab/></text:span><text:span text:style-name="T359">→<text:tab/> <text:s text:c="2"/></text:span><text:span text:style-name="T43">Add</text:span></text:p>
        </text:list-item>
        <text:list-item>
          <text:p text:style-name="P154"><text:span text:style-name="T295">Divide <text:s text:c="4"/><text:tab/></text:span><text:span text:style-name="T359">→<text:tab/> <text:s text:c="2"/></text:span><text:span text:style-name="T43">Multiply</text:span></text:p>
        </text:list-item>
        <text:list-item>
          <text:p text:style-name="P154"><text:span text:style-name="T295">Radical <text:s text:c="3"/><text:tab/></text:span><text:span text:style-name="T359">→<text:tab/> <text:s text:c="2"/></text:span><text:span text:style-name="T43">Power</text:span></text:p>
        </text:list-item>
      </text:list>
      <text:p text:style-name="P114"/>
      <text:p text:style-name="P114"/>
      <text:list xml:id="list8550414053004274340" text:style-name="L140">
        <text:list-item>
          <text:p text:style-name="P260"><text:span text:style-name="T70">A function is an equation. Equations can only do a </text:span><text:span text:style-name="T84">series</text:span><text:span text:style-name="T70"> of the 6 operations above.</text:span></text:p>
        </text:list-item>
        <text:list-item>
          <text:p text:style-name="P260"><text:span text:style-name="T70">Past 8</text:span><text:span text:style-name="T112">th</text:span><text:span text:style-name="T70"> grade these 6 operations should be mastered</text:span></text:p>
        </text:list-item>
        <text:list-item>
          <text:p text:style-name="P169">Focus now is on language and notation to teach symbolism</text:p>
        </text:list-item>
        <text:list-item>
          <text:p text:style-name="P169">Any easy examples have hard complicated multiple steps in real life</text:p>
        </text:list-item>
        <text:list-item>
          <text:p text:style-name="P169">Easy examples are to teach notation and process not give an accurate idea of how they are actually used </text:p>
        </text:list-item>
        <text:list-item>
          <text:p text:style-name="P169">Real life problems are called applications and are shown in the back of the book citing earlier lessons</text:p>
        </text:list-item>
      </text:list>
      <text:p text:style-name="P165"/>
      <text:p text:style-name="P165"/>
      <text:p text:style-name="P165">The word function means a style of writing an equation. These equations are simple arithmetic with complicated and hard to read symbolism. We teach notation so you can read the problem and know what is asking you to do. Since there are only six operators it can only ask you to do one of those six. The hardest parts of math is not solving operations but interpreting word problems from English into equations or reading symbolism and knowing what operation to perform when. If an equation looks hard you are probably unfamiliar with the notation. Its simple math with unknown notation. Learning notation is just learning new tricks on how to express yourself.</text:p>
      <text:p text:style-name="P165"/>
      <text:p text:style-name="P165"/>
      <text:p text:style-name="P165"><text:span text:style-name="T1">Define a number:</text:span> A written symbol expressing a quantity that can be either negative or positive to be stated in many ways including numerals, variables, and any combination of the previous called mathematical expressions.</text:p>
      <text:p text:style-name="P114"/>
      <text:p text:style-name="P114"/>
      <text:p text:style-name="P165"><text:span text:style-name="T1">Define a mathematical expression:</text:span> A single term or string of terms that denotes a numerical value yet is not a full equation as it is lacking an equation sign although we may use incorrect language and call or treat it as an equation for brevity and ease of use.</text:p>
      <text:p text:style-name="P165"/>
      <text:p text:style-name="P165"/>
      <text:p text:style-name="P165"><text:span text:style-name="T1">Define an equation:</text:span> A math problem, but more precisely an expression containing an equals sign. Technically this implies that an equivalence between quantities is created making it a ratio between two sums. This further implies that all equations are functions notation notwithstanding.</text:p>
      <text:p text:style-name="P165"/>
      <text:p text:style-name="P165"><text:s text:c="2"/></text:p>
      <text:p text:style-name="P114"><text:span text:style-name="T50">Define a function:</text:span><text:span text:style-name="T386"> </text:span><text:span text:style-name="T50">A ratio between the variables x and y</text:span><text:span text:style-name="T386"> written using f(x) notation.</text:span><text:span text:style-name="T359"> A function is an equation containing the variable x. Aside from notation, once we substitute for x, it is a basic equation containing one variable known as y which represents the result. All equations have an known for a result until they are solved so aside from notation it is identical in function to arithmetic. The listing of x and y as ordered pairs to be plotted is a matter of graphing not a matter of the definition of a function. </text:span></text:p>
      <text:p text:style-name="P114"><text:soft-page-break/></text:p>
      <text:p text:style-name="P114"/>
      <text:p text:style-name="P165"><text:span text:style-name="T1">Define an additive inverse:</text:span> The opposite quality of a number expressed with use of value signs.</text:p>
      <text:p text:style-name="P165">Define a reciprocal: The inverted form of a number that cancels under multiplication with it's co-factor. </text:p>
      <text:p text:style-name="P165"/>
      <text:p text:style-name="P165"/>
      <text:p text:style-name="P165"><text:span text:style-name="T1">Define an inverse operation:</text:span> An operation is said to be an inverse if it negates a previous one.</text:p>
      <text:p text:style-name="P67"/>
      <text:p text:style-name="P67"/>
      <text:p text:style-name="P165"><text:span text:style-name="T1">Define an anti-function:</text:span> A function which negates a previous function.</text:p>
      <text:p text:style-name="P67"/>
      <text:p text:style-name="P67"/>
      <text:p text:style-name="P114"><text:span text:style-name="T43">Define an inverse function:</text:span><text:span text:style-name="T359"> f</text:span><text:span text:style-name="T201">-1</text:span><text:span text:style-name="T359">(f(x)) is an inverse function if f</text:span><text:span text:style-name="T201">-1</text:span><text:span text:style-name="T359">(f(x)) = x. Any function which cancels the first creating the function known as x = y or the identity line.</text:span></text:p>
      <text:p text:style-name="P165"/>
      <text:p text:style-name="P165"/>
      <text:p text:style-name="P165">We talked about the in<text:span text:style-name="T1">verse of a lin</text:span>e and finding the inverse for any function on page 76.</text:p>
      <text:p text:style-name="P165">We briefly talked about negative slope of a line going down instead of up.</text:p>
      <text:p text:style-name="P114"><text:span text:style-name="T359">An </text:span><text:span text:style-name="T43">inverse operation</text:span><text:span text:style-name="T359"> is found by writing the steps used to turn the </text:span><text:span text:style-name="T43">output</text:span><text:span text:style-name="T359"> into an matching input.</text:span></text:p>
      <text:p text:style-name="P114"><text:span text:style-name="T359">This page talks about </text:span><text:span text:style-name="T43">anti-functions</text:span><text:span text:style-name="T359"> that give the same function but word backwards instead of forwards to solve.</text:span></text:p>
      <text:p text:style-name="P114"/>
      <text:p text:style-name="P114"/>
      <text:p text:style-name="P165">f(x) = x+2<text:tab/><text:tab/><text:tab/><text:tab/>add 2</text:p>
      <text:p text:style-name="P114"><text:span text:style-name="T359">f(2) = </text:span><text:span text:style-name="T43">4</text:span><text:span text:style-name="T359"><text:tab/><text:tab/><text:tab/><text:tab/><text:tab/>(2,4)<text:tab/><text:tab/></text:span></text:p>
      <text:p text:style-name="P114"><text:span text:style-name="T359">f</text:span><text:span text:style-name="T201">-1</text:span><text:span text:style-name="T359">(</text:span><text:span text:style-name="T43">4</text:span><text:span text:style-name="T359">) =2<text:tab/><text:tab/><text:tab/><text:tab/>subtract 2, the inverted values are (4,2)</text:span></text:p>
      <text:p text:style-name="P165"/>
      <text:p text:style-name="P165"/>
      <text:p text:style-name="P165">f(x)= 3√x +2<text:tab/><text:tab/><text:tab/><text:tab/>square root,multiply,add</text:p>
      <text:p text:style-name="P114"><text:span text:style-name="T359">f(4)= </text:span><text:span text:style-name="T43">8</text:span><text:span text:style-name="T359"><text:tab/><text:tab/><text:tab/><text:tab/><text:tab/>(4,8)</text:span></text:p>
      <text:p text:style-name="P114">f<text:span text:style-name="T177">-1</text:span>(<text:span text:style-name="T1">8</text:span>) = (<text:span text:style-name="T177">8–2</text:span>/<text:span text:style-name="T203">3</text:span>)<text:span text:style-name="T177">2</text:span><text:tab/><text:tab/><text:tab/><text:tab/>(8,4) subtract,divide,square</text:p>
      <text:p text:style-name="P114"/>
      <text:p text:style-name="P114"/>
      <text:p text:style-name="P54">All we did was work backwards using the inverse operations:</text:p>
      <text:p text:style-name="P114"/>
      <text:p text:style-name="P114"/>
      <text:p text:style-name="P114">Function: <text:tab/>1<text:span text:style-name="T177">st</text:span> <text:s/>square root, <text:tab/>2<text:span text:style-name="T177">nd</text:span> <text:s/>multiply,<text:tab/> 3<text:span text:style-name="T177">rd</text:span> <text:s/>add </text:p>
      <text:p text:style-name="P114">Function<text:span text:style-name="T177">-1</text:span>: <text:tab/>1<text:span text:style-name="T177">st</text:span> <text:s/>subtract, <text:tab/><text:tab/>2<text:span text:style-name="T177">nd</text:span> <text:s/>divide, <text:tab/>3<text:span text:style-name="T177">rd</text:span> <text:s text:c="2"/>power</text:p>
      <text:p text:style-name="P114"/>
      <text:p text:style-name="P114"/>
      <text:p text:style-name="P114">f(x)= 2(2x<text:span text:style-name="T177">3</text:span> –3)<text:tab/><text:tab/><text:tab/><text:tab/>Our function asks us to cube,multiply,subtract,multiply </text:p>
      <text:p text:style-name="P114">f(4)= 2(2(4)<text:span text:style-name="T177">3</text:span> –3) </text:p>
      <text:p text:style-name="P114">f(4)= 2(2(64) –3) </text:p>
      <text:p text:style-name="P114">f(4)= 2(128 –3)</text:p>
      <text:p text:style-name="P114">f(4)= 2(125)</text:p>
      <text:p text:style-name="P114">f(4)= <text:span text:style-name="T1">250</text:span></text:p>
      <text:p text:style-name="P114">f<text:span text:style-name="T177">-1</text:span>(<text:span text:style-name="T1">250</text:span>) = <text:span text:style-name="T359">∛(</text:span>((250/2)+3)/2)<text:tab/><text:tab/>Our anti-function asks us to divide,add,divide,cubic root...</text:p>
      <text:p text:style-name="P114"><text:span text:style-name="T360">f</text:span><text:span text:style-name="T202">-1</text:span><text:span text:style-name="T360">(</text:span><text:span text:style-name="T44">250</text:span><text:span text:style-name="T360">) = ∛</text:span><text:span text:style-name="T361">((125)+3)/2</text:span><text:span text:style-name="T360"> <text:tab/><text:tab/></text:span></text:p>
      <text:p text:style-name="P114"><text:span text:style-name="T360">f</text:span><text:span text:style-name="T202">-1</text:span><text:span text:style-name="T360">(</text:span><text:span text:style-name="T44">250</text:span><text:span text:style-name="T360">) = ∛(128/2) <text:tab/><text:tab/><text:tab/>you can use ∛(128/2) or ∛</text:span><text:span text:style-name="T361">128/2</text:span><text:span text:style-name="T360"> <text:s/>but not ∛128/2 because it equals 2</text:span></text:p>
      <text:p text:style-name="P114"><text:span text:style-name="T360">f</text:span><text:span text:style-name="T202">-1</text:span><text:span text:style-name="T360">(</text:span><text:span text:style-name="T44">250</text:span><text:span text:style-name="T360">) = ∛64</text:span></text:p>
      <text:p text:style-name="P114"><text:span text:style-name="T360">f</text:span><text:span text:style-name="T202">-1</text:span><text:span text:style-name="T360">(</text:span><text:span text:style-name="T44">250</text:span><text:span text:style-name="T360">) = 4<text:tab/><text:tab/><text:tab/><text:tab/>(250,4)</text:span></text:p>
      <text:p text:style-name="P168"/>
      <text:p text:style-name="P168"/>
      <text:p text:style-name="P114"><text:soft-page-break/>Three () is pushing it try rewriting...<text:span text:style-name="T360">radicals are grouping symbols when vinculum is extended.</text:span></text:p>
      <text:p text:style-name="P168"/>
      <text:p text:style-name="P168"/>
      <text:p text:style-name="P114"><text:span text:style-name="T360">f(x)= x</text:span><text:span text:style-name="T202">8</text:span><text:span text:style-name="T360"> ∙x</text:span><text:span text:style-name="T202">8</text:span><text:span text:style-name="T360"><text:tab/><text:tab/><text:tab/><text:tab/>we should write it as x</text:span><text:span text:style-name="T202">16</text:span><text:span text:style-name="T360"> but want to practice power laws</text:span></text:p>
      <text:p text:style-name="P114"><text:span text:style-name="T360">f(2)= 2</text:span><text:span text:style-name="T202">8</text:span><text:span text:style-name="T360">∙2</text:span><text:span text:style-name="T202">8</text:span><text:span text:style-name="T360"> <text:tab/><text:tab/><text:tab/><text:tab/>2</text:span><text:span text:style-name="T202">16</text:span></text:p>
      <text:p text:style-name="P114"><text:span text:style-name="T360">f(2)=256∙256<text:tab/><text:tab/><text:tab/><text:tab/>2</text:span><text:span text:style-name="T202">16</text:span></text:p>
      <text:p text:style-name="P114"><text:span text:style-name="T360">f(2)=65535<text:tab/><text:tab/><text:tab/><text:tab/>2</text:span><text:span text:style-name="T202">16</text:span></text:p>
      <text:p text:style-name="P114"><text:span text:style-name="T44">f</text:span><text:span text:style-name="T40">-1</text:span><text:span text:style-name="T44">(x</text:span><text:span text:style-name="T40">16</text:span><text:span text:style-name="T44">) = </text:span><text:span text:style-name="T40">16</text:span><text:span text:style-name="T44">√x</text:span><text:span text:style-name="T40">16</text:span><text:span text:style-name="T44"><text:tab/><text:tab/><text:tab/><text:tab/>x</text:span><text:span text:style-name="T40">16-15</text:span><text:span text:style-name="T44"><text:tab/>write the original function in f</text:span><text:span text:style-name="T40">-1</text:span><text:span text:style-name="T44">() if you want</text:span></text:p>
      <text:p text:style-name="P286"><text:span text:style-name="T360">f</text:span><text:span text:style-name="T202">-1</text:span><text:span text:style-name="T360">(2</text:span><text:span text:style-name="T202">16</text:span><text:span text:style-name="T360">) = </text:span><text:span text:style-name="T202">16</text:span><text:span text:style-name="T360">√2</text:span><text:span text:style-name="T202">16</text:span><text:span text:style-name="T360"><text:tab/><text:tab/><text:tab/><text:tab/>2</text:span><text:span text:style-name="T202">16-15 <text:tab/></text:span><text:span text:style-name="T360">anything to the power of 0 equals 1 so not 16–16 </text:span></text:p>
      <text:p text:style-name="P114"><text:span text:style-name="T360">f</text:span><text:span text:style-name="T202">-1</text:span><text:span text:style-name="T360">(65535) = 2<text:tab/><text:tab/><text:tab/><text:tab/>(2</text:span><text:span text:style-name="T202">16</text:span><text:span text:style-name="T360">,2) powers of 2 or 5 or 10 are written in exponent notation</text:span></text:p>
      <text:p text:style-name="P114"/>
      <text:p text:style-name="P114"/>
      <text:p text:style-name="P202"><text:span text:style-name="T360">16</text:span><text:span text:style-name="T238">√2</text:span><text:span text:style-name="T360">16</text:span><text:span text:style-name="T238"> = 2 because the operation cancel each other but than does not mean 2</text:span><text:span text:style-name="T360">16-16 </text:span><text:span text:style-name="T238">=2.</text:span></text:p>
      <text:p text:style-name="P114"><text:span text:style-name="T360">If 2∙2∙2=8 =2</text:span><text:span text:style-name="T202">3</text:span><text:span text:style-name="T360"> then ∛2</text:span><text:span text:style-name="T202">3</text:span><text:span text:style-name="T360"> = 2 because 2∙</text:span><text:span text:style-name="T296">2</text:span><text:span text:style-name="T360">∙</text:span><text:span text:style-name="T296">2</text:span><text:span text:style-name="T360">/</text:span><text:span text:style-name="T296">2</text:span><text:span text:style-name="T360">∙</text:span><text:span text:style-name="T296">2 </text:span><text:span text:style-name="T360">= 2 </text:span></text:p>
      <text:p text:style-name="P168"/>
      <text:p text:style-name="P168"/>
      <text:p text:style-name="P168"><draw:frame draw:style-name="fr1" draw:name="canceling" text:anchor-type="paragraph" svg:y="0.05in" svg:width="7.5in" style:rel-width="100%" svg:height="1.2492in" style:rel-height="13%" draw:z-index="0"><draw:image xlink:href="Pictures/2000000700002CA700000AA6FFCB991A.svm" xlink:type="simple" xlink:show="embed" xlink:actuate="onLoad"/></draw:frame></text:p>
      <text:p text:style-name="P168"/>
      <text:p text:style-name="P168">Inverse operations cancel. Exponents cancel when root index and base index match...but not under addition only under multiplication. Canceling is either an additive inverse or a reciprocal, this is a reciprocal. 2/2 =1 so we have 2∙<text:span text:style-name="T262">2</text:span>∙<text:span text:style-name="T262">2</text:span>/<text:span text:style-name="T262">2</text:span>∙<text:span text:style-name="T262">2 </text:span>= 2∙1∙1/1∙1 =2. This is the truth, we are reducing a fraction. Shortcuts obscure mechanics. For any root operation that cancels the number of remaining exponents is n–(n–1) =1. ∛8 =2<text:span text:style-name="T177">3-2=1 </text:span>. This is covered in radical laws. ∀ <text:span text:style-name="T177">n</text:span>√x<text:span text:style-name="T177">n </text:span>=x<text:span text:style-name="T177">n–(n–1)=1 </text:span>= x. Inverses <text:span text:style-name="T297">cancel</text:span> each other: x <text:span text:style-name="T297">+3–3</text:span>= x … x<text:span text:style-name="T297">–2+2 </text:span>= x … x<text:span text:style-name="T297">∙10/10</text:span> = x … x<text:span text:style-name="T297">/7∙7</text:span> = x … <text:span text:style-name="T297">√</text:span>x<text:span text:style-name="T298">2</text:span><text:span text:style-name="T297"> </text:span>= x … <text:span text:style-name="T297">(√</text:span>x<text:span text:style-name="T297">)</text:span><text:span text:style-name="T298">2</text:span><text:span text:style-name="T203"> </text:span>= x. For any trig function: f<text:span text:style-name="T177">-1</text:span>(f(x)) = x <text:s/>and f(f<text:span text:style-name="T177">-1</text:span>(x)) =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03:17.96</dc:date>
    <dc:creator>Joseph Malone</dc:creator>
    <meta:editing-duration>PT43M34S</meta:editing-duration>
    <meta:editing-cycles>4</meta:editing-cycles>
    <meta:generator>OpenOffice/4.1.15$Win32 OpenOffice.org_project/4115m2$Build-9813</meta:generator>
    <meta:document-statistic meta:table-count="0" meta:image-count="1" meta:object-count="0" meta:page-count="12" meta:paragraph-count="260" meta:word-count="4317" meta:character-count="24056"/>
  </office:meta>
</office:document-meta>
</file>